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0.997in"/>
    </style:style>
    <style:style style:name="ta1co2" style:family="table-column">
      <style:table-column-properties fo:break-before="auto" style:column-width="2.8600000000000003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0.8925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0.8925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0.8925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8925in"/>
    </style:style>
    <style:style style:name="ta1co48" style:family="table-column">
      <style:table-column-properties fo:break-before="auto" style:column-width="0.8925in"/>
    </style:style>
    <style:style style:name="ta1co49" style:family="table-column">
      <style:table-column-properties fo:break-before="auto" style:column-width="0.8925in"/>
    </style:style>
    <style:style style:name="ta1co50" style:family="table-column">
      <style:table-column-properties fo:break-before="auto" style:column-width="0.8925in"/>
    </style:style>
    <style:style style:name="ta1co51" style:family="table-column">
      <style:table-column-properties fo:break-before="auto" style:column-width="0.8925in"/>
    </style:style>
    <style:style style:name="ta1co52" style:family="table-column">
      <style:table-column-properties fo:break-before="auto" style:column-width="0.8925in"/>
    </style:style>
    <style:style style:name="ta1co53" style:family="table-column">
      <style:table-column-properties fo:break-before="auto" style:column-width="0.8925in"/>
    </style:style>
    <style:style style:name="ta1co54" style:family="table-column">
      <style:table-column-properties fo:break-before="auto" style:column-width="0.8925in"/>
    </style:style>
    <style:style style:name="ta1co55" style:family="table-column">
      <style:table-column-properties fo:break-before="auto" style:column-width="0.8925in"/>
    </style:style>
    <style:style style:name="ta1co56" style:family="table-column">
      <style:table-column-properties fo:break-before="auto" style:column-width="0.8925in"/>
    </style:style>
    <style:style style:name="ta1co57" style:family="table-column">
      <style:table-column-properties fo:break-before="auto" style:column-width="0.8925in"/>
    </style:style>
    <style:style style:name="ta1co58" style:family="table-column">
      <style:table-column-properties fo:break-before="auto" style:column-width="0.8925in"/>
    </style:style>
    <style:style style:name="ta1co59" style:family="table-column">
      <style:table-column-properties fo:break-before="auto" style:column-width="0.8925in"/>
    </style:style>
    <style:style style:name="ta1co60" style:family="table-column">
      <style:table-column-properties fo:break-before="auto" style:column-width="0.8925in"/>
    </style:style>
    <style:style style:name="ta1co61" style:family="table-column">
      <style:table-column-properties fo:break-before="auto" style:column-width="0.8925in"/>
    </style:style>
    <style:style style:name="ta1co62" style:family="table-column">
      <style:table-column-properties fo:break-before="auto" style:column-width="0.8925in"/>
    </style:style>
    <style:style style:name="ta1co63" style:family="table-column">
      <style:table-column-properties fo:break-before="auto" style:column-width="0.8925in"/>
    </style:style>
    <style:style style:name="ta1co64" style:family="table-column">
      <style:table-column-properties fo:break-before="auto" style:column-width="0.8925in"/>
    </style:style>
    <style:style style:name="ta1co65" style:family="table-column">
      <style:table-column-properties fo:break-before="auto" style:column-width="0.8925in"/>
    </style:style>
    <style:style style:name="ta1co66" style:family="table-column">
      <style:table-column-properties fo:break-before="auto" style:column-width="0.8925in"/>
    </style:style>
    <style:style style:name="ta1co67" style:family="table-column">
      <style:table-column-properties fo:break-before="auto" style:column-width="0.8925in"/>
    </style:style>
    <style:style style:name="ta1co68" style:family="table-column">
      <style:table-column-properties fo:break-before="auto" style:column-width="0.8925in"/>
    </style:style>
    <style:style style:name="ta1co69" style:family="table-column">
      <style:table-column-properties fo:break-before="auto" style:column-width="0.8925in"/>
    </style:style>
    <style:style style:name="ta1co70" style:family="table-column">
      <style:table-column-properties fo:break-before="auto" style:column-width="0.8925in"/>
    </style:style>
    <style:style style:name="ta1co71" style:family="table-column">
      <style:table-column-properties fo:break-before="auto" style:column-width="0.8925in"/>
    </style:style>
    <style:style style:name="ta1co72" style:family="table-column">
      <style:table-column-properties fo:break-before="auto" style:column-width="0.8925in"/>
    </style:style>
    <style:style style:name="ta1co73" style:family="table-column">
      <style:table-column-properties fo:break-before="auto" style:column-width="0.8925in"/>
    </style:style>
    <style:style style:name="ta1co74" style:family="table-column">
      <style:table-column-properties fo:break-before="auto" style:column-width="0.8925in"/>
    </style:style>
    <style:style style:name="ta1co75" style:family="table-column">
      <style:table-column-properties fo:break-before="auto" style:column-width="0.8925in"/>
    </style:style>
    <style:style style:name="ta1co76" style:family="table-column">
      <style:table-column-properties fo:break-before="auto" style:column-width="0.8925in"/>
    </style:style>
    <style:style style:name="ta1co77" style:family="table-column">
      <style:table-column-properties fo:break-before="auto" style:column-width="0.8925in"/>
    </style:style>
    <style:style style:name="ta1co78" style:family="table-column">
      <style:table-column-properties fo:break-before="auto" style:column-width="0.8925in"/>
    </style:style>
    <style:style style:name="ta1co79" style:family="table-column">
      <style:table-column-properties fo:break-before="auto" style:column-width="0.8925in"/>
    </style:style>
    <style:style style:name="ta1co80" style:family="table-column">
      <style:table-column-properties fo:break-before="auto" style:column-width="0.8925in"/>
    </style:style>
    <style:style style:name="ta1co81" style:family="table-column">
      <style:table-column-properties fo:break-before="auto" style:column-width="0.8925in"/>
    </style:style>
    <style:style style:name="ta1co82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0.8925in"/>
    </style:style>
    <style:style style:name="ta2co2" style:family="table-column">
      <style:table-column-properties fo:break-before="auto" style:column-width="2.8600000000000003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0.8925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0.8925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0.8925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8925in"/>
    </style:style>
    <style:style style:name="ta2co48" style:family="table-column">
      <style:table-column-properties fo:break-before="auto" style:column-width="0.8925in"/>
    </style:style>
    <style:style style:name="ta2co49" style:family="table-column">
      <style:table-column-properties fo:break-before="auto" style:column-width="0.8925in"/>
    </style:style>
    <style:style style:name="ta2co50" style:family="table-column">
      <style:table-column-properties fo:break-before="auto" style:column-width="0.8925in"/>
    </style:style>
    <style:style style:name="ta2co51" style:family="table-column">
      <style:table-column-properties fo:break-before="auto" style:column-width="0.8925in"/>
    </style:style>
    <style:style style:name="ta2co52" style:family="table-column">
      <style:table-column-properties fo:break-before="auto" style:column-width="0.8925in"/>
    </style:style>
    <style:style style:name="ta2co53" style:family="table-column">
      <style:table-column-properties fo:break-before="auto" style:column-width="0.8925in"/>
    </style:style>
    <style:style style:name="ta2co54" style:family="table-column">
      <style:table-column-properties fo:break-before="auto" style:column-width="0.8925in"/>
    </style:style>
    <style:style style:name="ta2co55" style:family="table-column">
      <style:table-column-properties fo:break-before="auto" style:column-width="0.8925in"/>
    </style:style>
    <style:style style:name="ta2co56" style:family="table-column">
      <style:table-column-properties fo:break-before="auto" style:column-width="0.8925in"/>
    </style:style>
    <style:style style:name="ta2co57" style:family="table-column">
      <style:table-column-properties fo:break-before="auto" style:column-width="0.8925in"/>
    </style:style>
    <style:style style:name="ta2co58" style:family="table-column">
      <style:table-column-properties fo:break-before="auto" style:column-width="0.8925in"/>
    </style:style>
    <style:style style:name="ta2co59" style:family="table-column">
      <style:table-column-properties fo:break-before="auto" style:column-width="0.8925in"/>
    </style:style>
    <style:style style:name="ta2co60" style:family="table-column">
      <style:table-column-properties fo:break-before="auto" style:column-width="0.8925in"/>
    </style:style>
    <style:style style:name="ta2co61" style:family="table-column">
      <style:table-column-properties fo:break-before="auto" style:column-width="0.8925in"/>
    </style:style>
    <style:style style:name="ta2co62" style:family="table-column">
      <style:table-column-properties fo:break-before="auto" style:column-width="0.8925in"/>
    </style:style>
    <style:style style:name="ta2co63" style:family="table-column">
      <style:table-column-properties fo:break-before="auto" style:column-width="0.8925in"/>
    </style:style>
    <style:style style:name="ta2co64" style:family="table-column">
      <style:table-column-properties fo:break-before="auto" style:column-width="0.8925in"/>
    </style:style>
    <style:style style:name="ta2co65" style:family="table-column">
      <style:table-column-properties fo:break-before="auto" style:column-width="0.8925in"/>
    </style:style>
    <style:style style:name="ta2co66" style:family="table-column">
      <style:table-column-properties fo:break-before="auto" style:column-width="0.8925in"/>
    </style:style>
    <style:style style:name="ta2co67" style:family="table-column">
      <style:table-column-properties fo:break-before="auto" style:column-width="0.8925in"/>
    </style:style>
    <style:style style:name="ta2co68" style:family="table-column">
      <style:table-column-properties fo:break-before="auto" style:column-width="0.8925in"/>
    </style:style>
    <style:style style:name="ta2co69" style:family="table-column">
      <style:table-column-properties fo:break-before="auto" style:column-width="0.8925in"/>
    </style:style>
    <style:style style:name="ta2co70" style:family="table-column">
      <style:table-column-properties fo:break-before="auto" style:column-width="0.8925in"/>
    </style:style>
    <style:style style:name="ta2co71" style:family="table-column">
      <style:table-column-properties fo:break-before="auto" style:column-width="0.8925in"/>
    </style:style>
    <style:style style:name="ta2co72" style:family="table-column">
      <style:table-column-properties fo:break-before="auto" style:column-width="0.8925in"/>
    </style:style>
    <style:style style:name="ta2co73" style:family="table-column">
      <style:table-column-properties fo:break-before="auto" style:column-width="0.8925in"/>
    </style:style>
    <style:style style:name="ta2co74" style:family="table-column">
      <style:table-column-properties fo:break-before="auto" style:column-width="0.8925in"/>
    </style:style>
    <style:style style:name="ta2co75" style:family="table-column">
      <style:table-column-properties fo:break-before="auto" style:column-width="0.8925in"/>
    </style:style>
    <style:style style:name="ta2co76" style:family="table-column">
      <style:table-column-properties fo:break-before="auto" style:column-width="0.8925in"/>
    </style:style>
    <style:style style:name="ta2co77" style:family="table-column">
      <style:table-column-properties fo:break-before="auto" style:column-width="0.8925in"/>
    </style:style>
    <style:style style:name="ta2co78" style:family="table-column">
      <style:table-column-properties fo:break-before="auto" style:column-width="0.8925in"/>
    </style:style>
    <style:style style:name="ta2co79" style:family="table-column">
      <style:table-column-properties fo:break-before="auto" style:column-width="0.8925in"/>
    </style:style>
    <style:style style:name="ta2co80" style:family="table-column">
      <style:table-column-properties fo:break-before="auto" style:column-width="0.8925in"/>
    </style:style>
    <style:style style:name="ta2co81" style:family="table-column">
      <style:table-column-properties fo:break-before="auto" style:column-width="0.8925in"/>
    </style:style>
    <style:style style:name="ta2co8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column table:style-name="ta1co50" table:default-cell-style-name="Default"/>
        <table:table-column table:style-name="ta1co51" table:default-cell-style-name="Default"/>
        <table:table-column table:style-name="ta1co52" table:default-cell-style-name="Default"/>
        <table:table-column table:style-name="ta1co53" table:default-cell-style-name="Default"/>
        <table:table-column table:style-name="ta1co54" table:default-cell-style-name="Default"/>
        <table:table-column table:style-name="ta1co55" table:default-cell-style-name="Default"/>
        <table:table-column table:style-name="ta1co56" table:default-cell-style-name="Default"/>
        <table:table-column table:style-name="ta1co57" table:default-cell-style-name="Default"/>
        <table:table-column table:style-name="ta1co58" table:default-cell-style-name="Default"/>
        <table:table-column table:style-name="ta1co59" table:default-cell-style-name="Default"/>
        <table:table-column table:style-name="ta1co60" table:default-cell-style-name="Default"/>
        <table:table-column table:style-name="ta1co61" table:default-cell-style-name="Default"/>
        <table:table-column table:style-name="ta1co62" table:default-cell-style-name="Default"/>
        <table:table-column table:style-name="ta1co63" table:default-cell-style-name="Default"/>
        <table:table-column table:style-name="ta1co64" table:default-cell-style-name="Default"/>
        <table:table-column table:style-name="ta1co65" table:default-cell-style-name="Default"/>
        <table:table-column table:style-name="ta1co66" table:default-cell-style-name="Default"/>
        <table:table-column table:style-name="ta1co67" table:default-cell-style-name="Default"/>
        <table:table-column table:style-name="ta1co68" table:default-cell-style-name="Default"/>
        <table:table-column table:style-name="ta1co69" table:default-cell-style-name="Default"/>
        <table:table-column table:style-name="ta1co70" table:default-cell-style-name="Default"/>
        <table:table-column table:style-name="ta1co71" table:default-cell-style-name="Default"/>
        <table:table-column table:style-name="ta1co72" table:default-cell-style-name="Default"/>
        <table:table-column table:style-name="ta1co73" table:default-cell-style-name="Default"/>
        <table:table-column table:style-name="ta1co74" table:default-cell-style-name="Default"/>
        <table:table-column table:style-name="ta1co75" table:default-cell-style-name="Default"/>
        <table:table-column table:style-name="ta1co76" table:default-cell-style-name="Default"/>
        <table:table-column table:style-name="ta1co77" table:default-cell-style-name="Default"/>
        <table:table-column table:style-name="ta1co78" table:default-cell-style-name="Default"/>
        <table:table-column table:style-name="ta1co79" table:default-cell-style-name="Default"/>
        <table:table-column table:style-name="ta1co80" table:default-cell-style-name="Default"/>
        <table:table-column table:style-name="ta1co81" table:default-cell-style-name="Default"/>
        <table:table-column table:style-name="ta1co82" table:default-cell-style-name="Default"/>
        <table:table-row table:style-name="ro1">
          <table:table-cell office:value-type="string">
            <text:p/>
          </table:table-cell>
          <table:table-cell office:value-type="string">
            <text:p>elevator_compute_nc-1/without_constrain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./5-floors.lp</text:p>
          </table:table-cell>
          <table:table-cell office:value-type="float" office:value="25.2593"/>
          <table:table-cell office:value-type="float" office:value="25.221"/>
          <table:table-cell office:value-type="float" office:value="25.21"/>
          <table:table-cell office:value-type="float" office:value="7345744.0"/>
          <table:table-cell office:value-type="float" office:value="0.0"/>
          <table:table-cell office:value-type="float" office:value="6268.0"/>
          <table:table-cell office:value-type="float" office:value="689452.0"/>
          <table:table-cell office:value-type="float" office:value="8036837.0"/>
          <table:table-cell office:value-type="float" office:value="450.0"/>
          <table:table-cell office:value-type="float" office:value="1453.0"/>
          <table:table-cell office:value-type="float" office:value="3944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930.0"/>
          <table:table-cell office:value-type="float" office:value="2452.0"/>
          <table:table-cell office:value-type="float" office:value="2312.0"/>
          <table:table-cell office:value-type="float" office:value="1590.0"/>
          <table:table-cell office:value-type="float" office:value="211.0"/>
          <table:table-cell office:value-type="float" office:value="18.0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</table:table-row>
        <table:table-row table:style-name="ro1">
          <table:table-cell office:value-type="string">
            <text:p>./7-floors.lp</text:p>
          </table:table-cell>
          <table:table-cell office:value-type="float" office:value="2.38881"/>
          <table:table-cell office:value-type="float" office:value="2.338"/>
          <table:table-cell office:value-type="float" office:value="2.33"/>
          <table:table-cell office:value-type="float" office:value="585580.0"/>
          <table:table-cell office:value-type="float" office:value="0.0"/>
          <table:table-cell office:value-type="float" office:value="1188.0"/>
          <table:table-cell office:value-type="float" office:value="115356.0"/>
          <table:table-cell office:value-type="float" office:value="701880.0"/>
          <table:table-cell office:value-type="float" office:value="568.0"/>
          <table:table-cell office:value-type="float" office:value="1895.0"/>
          <table:table-cell office:value-type="float" office:value="3919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932.0"/>
          <table:table-cell office:value-type="float" office:value="2394.0"/>
          <table:table-cell office:value-type="float" office:value="2254.0"/>
          <table:table-cell office:value-type="float" office:value="1586.0"/>
          <table:table-cell office:value-type="float" office:value="215.0"/>
          <table:table-cell office:value-type="float" office:value="18.0"/>
          <table:table-cell table:formula="of:=MIN([.$B4])" office:value-type="float"/>
          <table:table-cell table:formula="of:=MIN([.$C4])" office:value-type="float"/>
          <table:table-cell table:formula="of:=MIN([.$D4])" office:value-type="float"/>
          <table:table-cell table:formula="of:=MIN([.$E4])" office:value-type="float"/>
          <table:table-cell table:formula="of:=MIN([.$F4])" office:value-type="float"/>
          <table:table-cell table:formula="of:=MIN([.$G4])" office:value-type="float"/>
          <table:table-cell table:formula="of:=MIN([.$H4])" office:value-type="float"/>
          <table:table-cell table:formula="of:=MIN([.$I4])" office:value-type="float"/>
          <table:table-cell table:formula="of:=MIN([.$J4])" office:value-type="float"/>
          <table:table-cell table:formula="of:=MIN([.$K4])" office:value-type="float"/>
          <table:table-cell table:formula="of:=MIN([.$L4])" office:value-type="float"/>
          <table:table-cell table:formula="of:=MIN([.$M4])" office:value-type="float"/>
          <table:table-cell table:formula="of:=MIN([.$N4])" office:value-type="float"/>
          <table:table-cell table:formula="of:=MIN([.$O4])" office:value-type="float"/>
          <table:table-cell table:formula="of:=MIN([.$P4])" office:value-type="float"/>
          <table:table-cell table:formula="of:=MIN([.$Q4])" office:value-type="float"/>
          <table:table-cell table:formula="of:=MIN([.$R4])" office:value-type="float"/>
          <table:table-cell table:formula="of:=MIN([.$S4])" office:value-type="float"/>
          <table:table-cell table:formula="of:=MIN([.$T4])" office:value-type="float"/>
          <table:table-cell table:formula="of:=MIN([.$U4])" office:value-type="float"/>
          <table:table-cell table:formula="of:=MEDIAN([.$B4])" office:value-type="float"/>
          <table:table-cell table:formula="of:=MEDIAN([.$C4])" office:value-type="float"/>
          <table:table-cell table:formula="of:=MEDIAN([.$D4])" office:value-type="float"/>
          <table:table-cell table:formula="of:=MEDIAN([.$E4])" office:value-type="float"/>
          <table:table-cell table:formula="of:=MEDIAN([.$F4])" office:value-type="float"/>
          <table:table-cell table:formula="of:=MEDIAN([.$G4])" office:value-type="float"/>
          <table:table-cell table:formula="of:=MEDIAN([.$H4])" office:value-type="float"/>
          <table:table-cell table:formula="of:=MEDIAN([.$I4])" office:value-type="float"/>
          <table:table-cell table:formula="of:=MEDIAN([.$J4])" office:value-type="float"/>
          <table:table-cell table:formula="of:=MEDIAN([.$K4])" office:value-type="float"/>
          <table:table-cell table:formula="of:=MEDIAN([.$L4])" office:value-type="float"/>
          <table:table-cell table:formula="of:=MEDIAN([.$M4])" office:value-type="float"/>
          <table:table-cell table:formula="of:=MEDIAN([.$N4])" office:value-type="float"/>
          <table:table-cell table:formula="of:=MEDIAN([.$O4])" office:value-type="float"/>
          <table:table-cell table:formula="of:=MEDIAN([.$P4])" office:value-type="float"/>
          <table:table-cell table:formula="of:=MEDIAN([.$Q4])" office:value-type="float"/>
          <table:table-cell table:formula="of:=MEDIAN([.$R4])" office:value-type="float"/>
          <table:table-cell table:formula="of:=MEDIAN([.$S4])" office:value-type="float"/>
          <table:table-cell table:formula="of:=MEDIAN([.$T4])" office:value-type="float"/>
          <table:table-cell table:formula="of:=MEDIAN([.$U4])" office:value-type="float"/>
          <table:table-cell table:formula="of:=MAX([.$B4])" office:value-type="float"/>
          <table:table-cell table:formula="of:=MAX([.$C4])" office:value-type="float"/>
          <table:table-cell table:formula="of:=MAX([.$D4])" office:value-type="float"/>
          <table:table-cell table:formula="of:=MAX([.$E4])" office:value-type="float"/>
          <table:table-cell table:formula="of:=MAX([.$F4])" office:value-type="float"/>
          <table:table-cell table:formula="of:=MAX([.$G4])" office:value-type="float"/>
          <table:table-cell table:formula="of:=MAX([.$H4])" office:value-type="float"/>
          <table:table-cell table:formula="of:=MAX([.$I4])" office:value-type="float"/>
          <table:table-cell table:formula="of:=MAX([.$J4])" office:value-type="float"/>
          <table:table-cell table:formula="of:=MAX([.$K4])" office:value-type="float"/>
          <table:table-cell table:formula="of:=MAX([.$L4])" office:value-type="float"/>
          <table:table-cell table:formula="of:=MAX([.$M4])" office:value-type="float"/>
          <table:table-cell table:formula="of:=MAX([.$N4])" office:value-type="float"/>
          <table:table-cell table:formula="of:=MAX([.$O4])" office:value-type="float"/>
          <table:table-cell table:formula="of:=MAX([.$P4])" office:value-type="float"/>
          <table:table-cell table:formula="of:=MAX([.$Q4])" office:value-type="float"/>
          <table:table-cell table:formula="of:=MAX([.$R4])" office:value-type="float"/>
          <table:table-cell table:formula="of:=MAX([.$S4])" office:value-type="float"/>
          <table:table-cell table:formula="of:=MAX([.$T4])" office:value-type="float"/>
          <table:table-cell table:formula="of:=MAX([.$U4])" office:value-type="float"/>
        </table:table-row>
        <table:table-row table:style-name="ro1">
          <table:table-cell office:value-type="string">
            <text:p>./9-floors.lp</text:p>
          </table:table-cell>
          <table:table-cell office:value-type="float" office:value="0.181519"/>
          <table:table-cell office:value-type="float" office:value="0.152"/>
          <table:table-cell office:value-type="float" office:value="0.14"/>
          <table:table-cell office:value-type="float" office:value="13188.0"/>
          <table:table-cell office:value-type="float" office:value="0.0"/>
          <table:table-cell office:value-type="float" office:value="133.0"/>
          <table:table-cell office:value-type="float" office:value="5574.0"/>
          <table:table-cell office:value-type="float" office:value="19651.0"/>
          <table:table-cell office:value-type="float" office:value="678.0"/>
          <table:table-cell office:value-type="float" office:value="2307.0"/>
          <table:table-cell office:value-type="float" office:value="3920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934.0"/>
          <table:table-cell office:value-type="float" office:value="2340.0"/>
          <table:table-cell office:value-type="float" office:value="2200.0"/>
          <table:table-cell office:value-type="float" office:value="1582.0"/>
          <table:table-cell office:value-type="float" office:value="219.0"/>
          <table:table-cell office:value-type="float" office:value="18.0"/>
          <table:table-cell table:formula="of:=MIN([.$B5])" office:value-type="float"/>
          <table:table-cell table:formula="of:=MIN([.$C5])" office:value-type="float"/>
          <table:table-cell table:formula="of:=MIN([.$D5])" office:value-type="float"/>
          <table:table-cell table:formula="of:=MIN([.$E5])" office:value-type="float"/>
          <table:table-cell table:formula="of:=MIN([.$F5])" office:value-type="float"/>
          <table:table-cell table:formula="of:=MIN([.$G5])" office:value-type="float"/>
          <table:table-cell table:formula="of:=MIN([.$H5])" office:value-type="float"/>
          <table:table-cell table:formula="of:=MIN([.$I5])" office:value-type="float"/>
          <table:table-cell table:formula="of:=MIN([.$J5])" office:value-type="float"/>
          <table:table-cell table:formula="of:=MIN([.$K5])" office:value-type="float"/>
          <table:table-cell table:formula="of:=MIN([.$L5])" office:value-type="float"/>
          <table:table-cell table:formula="of:=MIN([.$M5])" office:value-type="float"/>
          <table:table-cell table:formula="of:=MIN([.$N5])" office:value-type="float"/>
          <table:table-cell table:formula="of:=MIN([.$O5])" office:value-type="float"/>
          <table:table-cell table:formula="of:=MIN([.$P5])" office:value-type="float"/>
          <table:table-cell table:formula="of:=MIN([.$Q5])" office:value-type="float"/>
          <table:table-cell table:formula="of:=MIN([.$R5])" office:value-type="float"/>
          <table:table-cell table:formula="of:=MIN([.$S5])" office:value-type="float"/>
          <table:table-cell table:formula="of:=MIN([.$T5])" office:value-type="float"/>
          <table:table-cell table:formula="of:=MIN([.$U5])" office:value-type="float"/>
          <table:table-cell table:formula="of:=MEDIAN([.$B5])" office:value-type="float"/>
          <table:table-cell table:formula="of:=MEDIAN([.$C5])" office:value-type="float"/>
          <table:table-cell table:formula="of:=MEDIAN([.$D5])" office:value-type="float"/>
          <table:table-cell table:formula="of:=MEDIAN([.$E5])" office:value-type="float"/>
          <table:table-cell table:formula="of:=MEDIAN([.$F5])" office:value-type="float"/>
          <table:table-cell table:formula="of:=MEDIAN([.$G5])" office:value-type="float"/>
          <table:table-cell table:formula="of:=MEDIAN([.$H5])" office:value-type="float"/>
          <table:table-cell table:formula="of:=MEDIAN([.$I5])" office:value-type="float"/>
          <table:table-cell table:formula="of:=MEDIAN([.$J5])" office:value-type="float"/>
          <table:table-cell table:formula="of:=MEDIAN([.$K5])" office:value-type="float"/>
          <table:table-cell table:formula="of:=MEDIAN([.$L5])" office:value-type="float"/>
          <table:table-cell table:formula="of:=MEDIAN([.$M5])" office:value-type="float"/>
          <table:table-cell table:formula="of:=MEDIAN([.$N5])" office:value-type="float"/>
          <table:table-cell table:formula="of:=MEDIAN([.$O5])" office:value-type="float"/>
          <table:table-cell table:formula="of:=MEDIAN([.$P5])" office:value-type="float"/>
          <table:table-cell table:formula="of:=MEDIAN([.$Q5])" office:value-type="float"/>
          <table:table-cell table:formula="of:=MEDIAN([.$R5])" office:value-type="float"/>
          <table:table-cell table:formula="of:=MEDIAN([.$S5])" office:value-type="float"/>
          <table:table-cell table:formula="of:=MEDIAN([.$T5])" office:value-type="float"/>
          <table:table-cell table:formula="of:=MEDIAN([.$U5])" office:value-type="float"/>
          <table:table-cell table:formula="of:=MAX([.$B5])" office:value-type="float"/>
          <table:table-cell table:formula="of:=MAX([.$C5])" office:value-type="float"/>
          <table:table-cell table:formula="of:=MAX([.$D5])" office:value-type="float"/>
          <table:table-cell table:formula="of:=MAX([.$E5])" office:value-type="float"/>
          <table:table-cell table:formula="of:=MAX([.$F5])" office:value-type="float"/>
          <table:table-cell table:formula="of:=MAX([.$G5])" office:value-type="float"/>
          <table:table-cell table:formula="of:=MAX([.$H5])" office:value-type="float"/>
          <table:table-cell table:formula="of:=MAX([.$I5])" office:value-type="float"/>
          <table:table-cell table:formula="of:=MAX([.$J5])" office:value-type="float"/>
          <table:table-cell table:formula="of:=MAX([.$K5])" office:value-type="float"/>
          <table:table-cell table:formula="of:=MAX([.$L5])" office:value-type="float"/>
          <table:table-cell table:formula="of:=MAX([.$M5])" office:value-type="float"/>
          <table:table-cell table:formula="of:=MAX([.$N5])" office:value-type="float"/>
          <table:table-cell table:formula="of:=MAX([.$O5])" office:value-type="float"/>
          <table:table-cell table:formula="of:=MAX([.$P5])" office:value-type="float"/>
          <table:table-cell table:formula="of:=MAX([.$Q5])" office:value-type="float"/>
          <table:table-cell table:formula="of:=MAX([.$R5])" office:value-type="float"/>
          <table:table-cell table:formula="of:=MAX([.$S5])" office:value-type="float"/>
          <table:table-cell table:formula="of:=MAX([.$T5])" office:value-type="float"/>
          <table:table-cell table:formula="of:=MAX([.$U5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5])" office:value-type="float"/>
          <table:table-cell table:formula="of:=SUM([.C3:.C5])" office:value-type="float"/>
          <table:table-cell table:formula="of:=SUM([.D3:.D5])" office:value-type="float"/>
          <table:table-cell table:formula="of:=SUM([.E3:.E5])" office:value-type="float"/>
          <table:table-cell table:formula="of:=SUM([.F3:.F5])" office:value-type="float"/>
          <table:table-cell table:formula="of:=SUM([.G3:.G5])" office:value-type="float"/>
          <table:table-cell table:formula="of:=SUM([.H3:.H5])" office:value-type="float"/>
          <table:table-cell table:formula="of:=SUM([.I3:.I5])" office:value-type="float"/>
          <table:table-cell table:formula="of:=SUM([.J3:.J5])" office:value-type="float"/>
          <table:table-cell table:formula="of:=SUM([.K3:.K5])" office:value-type="float"/>
          <table:table-cell table:formula="of:=SUM([.L3:.L5])" office:value-type="float"/>
          <table:table-cell table:formula="of:=SUM([.M3:.M5])" office:value-type="float"/>
          <table:table-cell table:formula="of:=SUM([.N3:.N5])" office:value-type="float"/>
          <table:table-cell table:formula="of:=SUM([.O3:.O5])" office:value-type="float"/>
          <table:table-cell table:formula="of:=SUM([.P3:.P5])" office:value-type="float"/>
          <table:table-cell table:formula="of:=SUM([.Q3:.Q5])" office:value-type="float"/>
          <table:table-cell table:formula="of:=SUM([.R3:.R5])" office:value-type="float"/>
          <table:table-cell table:formula="of:=SUM([.S3:.S5])" office:value-type="float"/>
          <table:table-cell table:formula="of:=SUM([.T3:.T5])" office:value-type="float"/>
          <table:table-cell table:formula="of:=SUM([.U3:.U5])" office:value-type="float"/>
          <table:table-cell table:formula="of:=SUM([.V3:.V5])" office:value-type="float"/>
          <table:table-cell table:formula="of:=SUM([.W3:.W5])" office:value-type="float"/>
          <table:table-cell table:formula="of:=SUM([.X3:.X5])" office:value-type="float"/>
          <table:table-cell table:formula="of:=SUM([.Y3:.Y5])" office:value-type="float"/>
          <table:table-cell table:formula="of:=SUM([.Z3:.Z5])" office:value-type="float"/>
          <table:table-cell table:formula="of:=SUM([.AA3:.AA5])" office:value-type="float"/>
          <table:table-cell table:formula="of:=SUM([.AB3:.AB5])" office:value-type="float"/>
          <table:table-cell table:formula="of:=SUM([.AC3:.AC5])" office:value-type="float"/>
          <table:table-cell table:formula="of:=SUM([.AD3:.AD5])" office:value-type="float"/>
          <table:table-cell table:formula="of:=SUM([.AE3:.AE5])" office:value-type="float"/>
          <table:table-cell table:formula="of:=SUM([.AF3:.AF5])" office:value-type="float"/>
          <table:table-cell table:formula="of:=SUM([.AG3:.AG5])" office:value-type="float"/>
          <table:table-cell table:formula="of:=SUM([.AH3:.AH5])" office:value-type="float"/>
          <table:table-cell table:formula="of:=SUM([.AI3:.AI5])" office:value-type="float"/>
          <table:table-cell table:formula="of:=SUM([.AJ3:.AJ5])" office:value-type="float"/>
          <table:table-cell table:formula="of:=SUM([.AK3:.AK5])" office:value-type="float"/>
          <table:table-cell table:formula="of:=SUM([.AL3:.AL5])" office:value-type="float"/>
          <table:table-cell table:formula="of:=SUM([.AM3:.AM5])" office:value-type="float"/>
          <table:table-cell table:formula="of:=SUM([.AN3:.AN5])" office:value-type="float"/>
          <table:table-cell table:formula="of:=SUM([.AO3:.AO5])" office:value-type="float"/>
          <table:table-cell table:formula="of:=SUM([.AP3:.AP5])" office:value-type="float"/>
          <table:table-cell table:formula="of:=SUM([.AQ3:.AQ5])" office:value-type="float"/>
          <table:table-cell table:formula="of:=SUM([.AR3:.AR5])" office:value-type="float"/>
          <table:table-cell table:formula="of:=SUM([.AS3:.AS5])" office:value-type="float"/>
          <table:table-cell table:formula="of:=SUM([.AT3:.AT5])" office:value-type="float"/>
          <table:table-cell table:formula="of:=SUM([.AU3:.AU5])" office:value-type="float"/>
          <table:table-cell table:formula="of:=SUM([.AV3:.AV5])" office:value-type="float"/>
          <table:table-cell table:formula="of:=SUM([.AW3:.AW5])" office:value-type="float"/>
          <table:table-cell table:formula="of:=SUM([.AX3:.AX5])" office:value-type="float"/>
          <table:table-cell table:formula="of:=SUM([.AY3:.AY5])" office:value-type="float"/>
          <table:table-cell table:formula="of:=SUM([.AZ3:.AZ5])" office:value-type="float"/>
          <table:table-cell table:formula="of:=SUM([.BA3:.BA5])" office:value-type="float"/>
          <table:table-cell table:formula="of:=SUM([.BB3:.BB5])" office:value-type="float"/>
          <table:table-cell table:formula="of:=SUM([.BC3:.BC5])" office:value-type="float"/>
          <table:table-cell table:formula="of:=SUM([.BD3:.BD5])" office:value-type="float"/>
          <table:table-cell table:formula="of:=SUM([.BE3:.BE5])" office:value-type="float"/>
          <table:table-cell table:formula="of:=SUM([.BF3:.BF5])" office:value-type="float"/>
          <table:table-cell table:formula="of:=SUM([.BG3:.BG5])" office:value-type="float"/>
          <table:table-cell table:formula="of:=SUM([.BH3:.BH5])" office:value-type="float"/>
          <table:table-cell table:formula="of:=SUM([.BI3:.BI5])" office:value-type="float"/>
          <table:table-cell table:formula="of:=SUM([.BJ3:.BJ5])" office:value-type="float"/>
          <table:table-cell table:formula="of:=SUM([.BK3:.BK5])" office:value-type="float"/>
          <table:table-cell table:formula="of:=SUM([.BL3:.BL5])" office:value-type="float"/>
          <table:table-cell table:formula="of:=SUM([.BM3:.BM5])" office:value-type="float"/>
          <table:table-cell table:formula="of:=SUM([.BN3:.BN5])" office:value-type="float"/>
          <table:table-cell table:formula="of:=SUM([.BO3:.BO5])" office:value-type="float"/>
          <table:table-cell table:formula="of:=SUM([.BP3:.BP5])" office:value-type="float"/>
          <table:table-cell table:formula="of:=SUM([.BQ3:.BQ5])" office:value-type="float"/>
          <table:table-cell table:formula="of:=SUM([.BR3:.BR5])" office:value-type="float"/>
          <table:table-cell table:formula="of:=SUM([.BS3:.BS5])" office:value-type="float"/>
          <table:table-cell table:formula="of:=SUM([.BT3:.BT5])" office:value-type="float"/>
          <table:table-cell table:formula="of:=SUM([.BU3:.BU5])" office:value-type="float"/>
          <table:table-cell table:formula="of:=SUM([.BV3:.BV5])" office:value-type="float"/>
          <table:table-cell table:formula="of:=SUM([.BW3:.BW5])" office:value-type="float"/>
          <table:table-cell table:formula="of:=SUM([.BX3:.BX5])" office:value-type="float"/>
          <table:table-cell table:formula="of:=SUM([.BY3:.BY5])" office:value-type="float"/>
          <table:table-cell table:formula="of:=SUM([.BZ3:.BZ5])" office:value-type="float"/>
          <table:table-cell table:formula="of:=SUM([.CA3:.CA5])" office:value-type="float"/>
          <table:table-cell table:formula="of:=SUM([.CB3:.CB5])" office:value-type="float"/>
          <table:table-cell table:formula="of:=SUM([.CC3:.CC5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5])" office:value-type="float"/>
          <table:table-cell table:formula="of:=AVERAGE([.C3:.C5])" office:value-type="float"/>
          <table:table-cell table:formula="of:=AVERAGE([.D3:.D5])" office:value-type="float"/>
          <table:table-cell table:formula="of:=AVERAGE([.E3:.E5])" office:value-type="float"/>
          <table:table-cell table:formula="of:=AVERAGE([.F3:.F5])" office:value-type="float"/>
          <table:table-cell table:formula="of:=AVERAGE([.G3:.G5])" office:value-type="float"/>
          <table:table-cell table:formula="of:=AVERAGE([.H3:.H5])" office:value-type="float"/>
          <table:table-cell table:formula="of:=AVERAGE([.I3:.I5])" office:value-type="float"/>
          <table:table-cell table:formula="of:=AVERAGE([.J3:.J5])" office:value-type="float"/>
          <table:table-cell table:formula="of:=AVERAGE([.K3:.K5])" office:value-type="float"/>
          <table:table-cell table:formula="of:=AVERAGE([.L3:.L5])" office:value-type="float"/>
          <table:table-cell table:formula="of:=AVERAGE([.M3:.M5])" office:value-type="float"/>
          <table:table-cell table:formula="of:=AVERAGE([.N3:.N5])" office:value-type="float"/>
          <table:table-cell table:formula="of:=AVERAGE([.O3:.O5])" office:value-type="float"/>
          <table:table-cell table:formula="of:=AVERAGE([.P3:.P5])" office:value-type="float"/>
          <table:table-cell table:formula="of:=AVERAGE([.Q3:.Q5])" office:value-type="float"/>
          <table:table-cell table:formula="of:=AVERAGE([.R3:.R5])" office:value-type="float"/>
          <table:table-cell table:formula="of:=AVERAGE([.S3:.S5])" office:value-type="float"/>
          <table:table-cell table:formula="of:=AVERAGE([.T3:.T5])" office:value-type="float"/>
          <table:table-cell table:formula="of:=AVERAGE([.U3:.U5])" office:value-type="float"/>
          <table:table-cell table:formula="of:=AVERAGE([.V3:.V5])" office:value-type="float"/>
          <table:table-cell table:formula="of:=AVERAGE([.W3:.W5])" office:value-type="float"/>
          <table:table-cell table:formula="of:=AVERAGE([.X3:.X5])" office:value-type="float"/>
          <table:table-cell table:formula="of:=AVERAGE([.Y3:.Y5])" office:value-type="float"/>
          <table:table-cell table:formula="of:=AVERAGE([.Z3:.Z5])" office:value-type="float"/>
          <table:table-cell table:formula="of:=AVERAGE([.AA3:.AA5])" office:value-type="float"/>
          <table:table-cell table:formula="of:=AVERAGE([.AB3:.AB5])" office:value-type="float"/>
          <table:table-cell table:formula="of:=AVERAGE([.AC3:.AC5])" office:value-type="float"/>
          <table:table-cell table:formula="of:=AVERAGE([.AD3:.AD5])" office:value-type="float"/>
          <table:table-cell table:formula="of:=AVERAGE([.AE3:.AE5])" office:value-type="float"/>
          <table:table-cell table:formula="of:=AVERAGE([.AF3:.AF5])" office:value-type="float"/>
          <table:table-cell table:formula="of:=AVERAGE([.AG3:.AG5])" office:value-type="float"/>
          <table:table-cell table:formula="of:=AVERAGE([.AH3:.AH5])" office:value-type="float"/>
          <table:table-cell table:formula="of:=AVERAGE([.AI3:.AI5])" office:value-type="float"/>
          <table:table-cell table:formula="of:=AVERAGE([.AJ3:.AJ5])" office:value-type="float"/>
          <table:table-cell table:formula="of:=AVERAGE([.AK3:.AK5])" office:value-type="float"/>
          <table:table-cell table:formula="of:=AVERAGE([.AL3:.AL5])" office:value-type="float"/>
          <table:table-cell table:formula="of:=AVERAGE([.AM3:.AM5])" office:value-type="float"/>
          <table:table-cell table:formula="of:=AVERAGE([.AN3:.AN5])" office:value-type="float"/>
          <table:table-cell table:formula="of:=AVERAGE([.AO3:.AO5])" office:value-type="float"/>
          <table:table-cell table:formula="of:=AVERAGE([.AP3:.AP5])" office:value-type="float"/>
          <table:table-cell table:formula="of:=AVERAGE([.AQ3:.AQ5])" office:value-type="float"/>
          <table:table-cell table:formula="of:=AVERAGE([.AR3:.AR5])" office:value-type="float"/>
          <table:table-cell table:formula="of:=AVERAGE([.AS3:.AS5])" office:value-type="float"/>
          <table:table-cell table:formula="of:=AVERAGE([.AT3:.AT5])" office:value-type="float"/>
          <table:table-cell table:formula="of:=AVERAGE([.AU3:.AU5])" office:value-type="float"/>
          <table:table-cell table:formula="of:=AVERAGE([.AV3:.AV5])" office:value-type="float"/>
          <table:table-cell table:formula="of:=AVERAGE([.AW3:.AW5])" office:value-type="float"/>
          <table:table-cell table:formula="of:=AVERAGE([.AX3:.AX5])" office:value-type="float"/>
          <table:table-cell table:formula="of:=AVERAGE([.AY3:.AY5])" office:value-type="float"/>
          <table:table-cell table:formula="of:=AVERAGE([.AZ3:.AZ5])" office:value-type="float"/>
          <table:table-cell table:formula="of:=AVERAGE([.BA3:.BA5])" office:value-type="float"/>
          <table:table-cell table:formula="of:=AVERAGE([.BB3:.BB5])" office:value-type="float"/>
          <table:table-cell table:formula="of:=AVERAGE([.BC3:.BC5])" office:value-type="float"/>
          <table:table-cell table:formula="of:=AVERAGE([.BD3:.BD5])" office:value-type="float"/>
          <table:table-cell table:formula="of:=AVERAGE([.BE3:.BE5])" office:value-type="float"/>
          <table:table-cell table:formula="of:=AVERAGE([.BF3:.BF5])" office:value-type="float"/>
          <table:table-cell table:formula="of:=AVERAGE([.BG3:.BG5])" office:value-type="float"/>
          <table:table-cell table:formula="of:=AVERAGE([.BH3:.BH5])" office:value-type="float"/>
          <table:table-cell table:formula="of:=AVERAGE([.BI3:.BI5])" office:value-type="float"/>
          <table:table-cell table:formula="of:=AVERAGE([.BJ3:.BJ5])" office:value-type="float"/>
          <table:table-cell table:formula="of:=AVERAGE([.BK3:.BK5])" office:value-type="float"/>
          <table:table-cell table:formula="of:=AVERAGE([.BL3:.BL5])" office:value-type="float"/>
          <table:table-cell table:formula="of:=AVERAGE([.BM3:.BM5])" office:value-type="float"/>
          <table:table-cell table:formula="of:=AVERAGE([.BN3:.BN5])" office:value-type="float"/>
          <table:table-cell table:formula="of:=AVERAGE([.BO3:.BO5])" office:value-type="float"/>
          <table:table-cell table:formula="of:=AVERAGE([.BP3:.BP5])" office:value-type="float"/>
          <table:table-cell table:formula="of:=AVERAGE([.BQ3:.BQ5])" office:value-type="float"/>
          <table:table-cell table:formula="of:=AVERAGE([.BR3:.BR5])" office:value-type="float"/>
          <table:table-cell table:formula="of:=AVERAGE([.BS3:.BS5])" office:value-type="float"/>
          <table:table-cell table:formula="of:=AVERAGE([.BT3:.BT5])" office:value-type="float"/>
          <table:table-cell table:formula="of:=AVERAGE([.BU3:.BU5])" office:value-type="float"/>
          <table:table-cell table:formula="of:=AVERAGE([.BV3:.BV5])" office:value-type="float"/>
          <table:table-cell table:formula="of:=AVERAGE([.BW3:.BW5])" office:value-type="float"/>
          <table:table-cell table:formula="of:=AVERAGE([.BX3:.BX5])" office:value-type="float"/>
          <table:table-cell table:formula="of:=AVERAGE([.BY3:.BY5])" office:value-type="float"/>
          <table:table-cell table:formula="of:=AVERAGE([.BZ3:.BZ5])" office:value-type="float"/>
          <table:table-cell table:formula="of:=AVERAGE([.CA3:.CA5])" office:value-type="float"/>
          <table:table-cell table:formula="of:=AVERAGE([.CB3:.CB5])" office:value-type="float"/>
          <table:table-cell table:formula="of:=AVERAGE([.CC3:.CC5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5])" office:value-type="float"/>
          <table:table-cell table:formula="of:=STDEV([.C3:.C5])" office:value-type="float"/>
          <table:table-cell table:formula="of:=STDEV([.D3:.D5])" office:value-type="float"/>
          <table:table-cell table:formula="of:=STDEV([.E3:.E5])" office:value-type="float"/>
          <table:table-cell table:formula="of:=STDEV([.F3:.F5])" office:value-type="float"/>
          <table:table-cell table:formula="of:=STDEV([.G3:.G5])" office:value-type="float"/>
          <table:table-cell table:formula="of:=STDEV([.H3:.H5])" office:value-type="float"/>
          <table:table-cell table:formula="of:=STDEV([.I3:.I5])" office:value-type="float"/>
          <table:table-cell table:formula="of:=STDEV([.J3:.J5])" office:value-type="float"/>
          <table:table-cell table:formula="of:=STDEV([.K3:.K5])" office:value-type="float"/>
          <table:table-cell table:formula="of:=STDEV([.L3:.L5])" office:value-type="float"/>
          <table:table-cell table:formula="of:=STDEV([.M3:.M5])" office:value-type="float"/>
          <table:table-cell table:formula="of:=STDEV([.N3:.N5])" office:value-type="float"/>
          <table:table-cell table:formula="of:=STDEV([.O3:.O5])" office:value-type="float"/>
          <table:table-cell table:formula="of:=STDEV([.P3:.P5])" office:value-type="float"/>
          <table:table-cell table:formula="of:=STDEV([.Q3:.Q5])" office:value-type="float"/>
          <table:table-cell table:formula="of:=STDEV([.R3:.R5])" office:value-type="float"/>
          <table:table-cell table:formula="of:=STDEV([.S3:.S5])" office:value-type="float"/>
          <table:table-cell table:formula="of:=STDEV([.T3:.T5])" office:value-type="float"/>
          <table:table-cell table:formula="of:=STDEV([.U3:.U5])" office:value-type="float"/>
          <table:table-cell table:formula="of:=STDEV([.V3:.V5])" office:value-type="float"/>
          <table:table-cell table:formula="of:=STDEV([.W3:.W5])" office:value-type="float"/>
          <table:table-cell table:formula="of:=STDEV([.X3:.X5])" office:value-type="float"/>
          <table:table-cell table:formula="of:=STDEV([.Y3:.Y5])" office:value-type="float"/>
          <table:table-cell table:formula="of:=STDEV([.Z3:.Z5])" office:value-type="float"/>
          <table:table-cell table:formula="of:=STDEV([.AA3:.AA5])" office:value-type="float"/>
          <table:table-cell table:formula="of:=STDEV([.AB3:.AB5])" office:value-type="float"/>
          <table:table-cell table:formula="of:=STDEV([.AC3:.AC5])" office:value-type="float"/>
          <table:table-cell table:formula="of:=STDEV([.AD3:.AD5])" office:value-type="float"/>
          <table:table-cell table:formula="of:=STDEV([.AE3:.AE5])" office:value-type="float"/>
          <table:table-cell table:formula="of:=STDEV([.AF3:.AF5])" office:value-type="float"/>
          <table:table-cell table:formula="of:=STDEV([.AG3:.AG5])" office:value-type="float"/>
          <table:table-cell table:formula="of:=STDEV([.AH3:.AH5])" office:value-type="float"/>
          <table:table-cell table:formula="of:=STDEV([.AI3:.AI5])" office:value-type="float"/>
          <table:table-cell table:formula="of:=STDEV([.AJ3:.AJ5])" office:value-type="float"/>
          <table:table-cell table:formula="of:=STDEV([.AK3:.AK5])" office:value-type="float"/>
          <table:table-cell table:formula="of:=STDEV([.AL3:.AL5])" office:value-type="float"/>
          <table:table-cell table:formula="of:=STDEV([.AM3:.AM5])" office:value-type="float"/>
          <table:table-cell table:formula="of:=STDEV([.AN3:.AN5])" office:value-type="float"/>
          <table:table-cell table:formula="of:=STDEV([.AO3:.AO5])" office:value-type="float"/>
          <table:table-cell table:formula="of:=STDEV([.AP3:.AP5])" office:value-type="float"/>
          <table:table-cell table:formula="of:=STDEV([.AQ3:.AQ5])" office:value-type="float"/>
          <table:table-cell table:formula="of:=STDEV([.AR3:.AR5])" office:value-type="float"/>
          <table:table-cell table:formula="of:=STDEV([.AS3:.AS5])" office:value-type="float"/>
          <table:table-cell table:formula="of:=STDEV([.AT3:.AT5])" office:value-type="float"/>
          <table:table-cell table:formula="of:=STDEV([.AU3:.AU5])" office:value-type="float"/>
          <table:table-cell table:formula="of:=STDEV([.AV3:.AV5])" office:value-type="float"/>
          <table:table-cell table:formula="of:=STDEV([.AW3:.AW5])" office:value-type="float"/>
          <table:table-cell table:formula="of:=STDEV([.AX3:.AX5])" office:value-type="float"/>
          <table:table-cell table:formula="of:=STDEV([.AY3:.AY5])" office:value-type="float"/>
          <table:table-cell table:formula="of:=STDEV([.AZ3:.AZ5])" office:value-type="float"/>
          <table:table-cell table:formula="of:=STDEV([.BA3:.BA5])" office:value-type="float"/>
          <table:table-cell table:formula="of:=STDEV([.BB3:.BB5])" office:value-type="float"/>
          <table:table-cell table:formula="of:=STDEV([.BC3:.BC5])" office:value-type="float"/>
          <table:table-cell table:formula="of:=STDEV([.BD3:.BD5])" office:value-type="float"/>
          <table:table-cell table:formula="of:=STDEV([.BE3:.BE5])" office:value-type="float"/>
          <table:table-cell table:formula="of:=STDEV([.BF3:.BF5])" office:value-type="float"/>
          <table:table-cell table:formula="of:=STDEV([.BG3:.BG5])" office:value-type="float"/>
          <table:table-cell table:formula="of:=STDEV([.BH3:.BH5])" office:value-type="float"/>
          <table:table-cell table:formula="of:=STDEV([.BI3:.BI5])" office:value-type="float"/>
          <table:table-cell table:formula="of:=STDEV([.BJ3:.BJ5])" office:value-type="float"/>
          <table:table-cell table:formula="of:=STDEV([.BK3:.BK5])" office:value-type="float"/>
          <table:table-cell table:formula="of:=STDEV([.BL3:.BL5])" office:value-type="float"/>
          <table:table-cell table:formula="of:=STDEV([.BM3:.BM5])" office:value-type="float"/>
          <table:table-cell table:formula="of:=STDEV([.BN3:.BN5])" office:value-type="float"/>
          <table:table-cell table:formula="of:=STDEV([.BO3:.BO5])" office:value-type="float"/>
          <table:table-cell table:formula="of:=STDEV([.BP3:.BP5])" office:value-type="float"/>
          <table:table-cell table:formula="of:=STDEV([.BQ3:.BQ5])" office:value-type="float"/>
          <table:table-cell table:formula="of:=STDEV([.BR3:.BR5])" office:value-type="float"/>
          <table:table-cell table:formula="of:=STDEV([.BS3:.BS5])" office:value-type="float"/>
          <table:table-cell table:formula="of:=STDEV([.BT3:.BT5])" office:value-type="float"/>
          <table:table-cell table:formula="of:=STDEV([.BU3:.BU5])" office:value-type="float"/>
          <table:table-cell table:formula="of:=STDEV([.BV3:.BV5])" office:value-type="float"/>
          <table:table-cell table:formula="of:=STDEV([.BW3:.BW5])" office:value-type="float"/>
          <table:table-cell table:formula="of:=STDEV([.BX3:.BX5])" office:value-type="float"/>
          <table:table-cell table:formula="of:=STDEV([.BY3:.BY5])" office:value-type="float"/>
          <table:table-cell table:formula="of:=STDEV([.BZ3:.BZ5])" office:value-type="float"/>
          <table:table-cell table:formula="of:=STDEV([.CA3:.CA5])" office:value-type="float"/>
          <table:table-cell table:formula="of:=STDEV([.CB3:.CB5])" office:value-type="float"/>
          <table:table-cell table:formula="of:=STDEV([.CC3:.CC5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5]-[.$V3:.$V5])^2)^0.5" office:value-type="float"/>
          <table:table-cell table:number-matrix-columns-spanned="1" table:number-matrix-rows-spanned="1" table:formula="of:=SUM(([.C3:.C5]-[.$W3:.$W5])^2)^0.5" office:value-type="float"/>
          <table:table-cell table:number-matrix-columns-spanned="1" table:number-matrix-rows-spanned="1" table:formula="of:=SUM(([.D3:.D5]-[.$X3:.$X5])^2)^0.5" office:value-type="float"/>
          <table:table-cell table:number-matrix-columns-spanned="1" table:number-matrix-rows-spanned="1" table:formula="of:=SUM(([.E3:.E5]-[.$Y3:.$Y5])^2)^0.5" office:value-type="float"/>
          <table:table-cell table:number-matrix-columns-spanned="1" table:number-matrix-rows-spanned="1" table:formula="of:=SUM(([.F3:.F5]-[.$Z3:.$Z5])^2)^0.5" office:value-type="float"/>
          <table:table-cell table:number-matrix-columns-spanned="1" table:number-matrix-rows-spanned="1" table:formula="of:=SUM(([.G3:.G5]-[.$AA3:.$AA5])^2)^0.5" office:value-type="float"/>
          <table:table-cell table:number-matrix-columns-spanned="1" table:number-matrix-rows-spanned="1" table:formula="of:=SUM(([.H3:.H5]-[.$AB3:.$AB5])^2)^0.5" office:value-type="float"/>
          <table:table-cell table:number-matrix-columns-spanned="1" table:number-matrix-rows-spanned="1" table:formula="of:=SUM(([.I3:.I5]-[.$AC3:.$AC5])^2)^0.5" office:value-type="float"/>
          <table:table-cell table:number-matrix-columns-spanned="1" table:number-matrix-rows-spanned="1" table:formula="of:=SUM(([.J3:.J5]-[.$AD3:.$AD5])^2)^0.5" office:value-type="float"/>
          <table:table-cell table:number-matrix-columns-spanned="1" table:number-matrix-rows-spanned="1" table:formula="of:=SUM(([.K3:.K5]-[.$AE3:.$AE5])^2)^0.5" office:value-type="float"/>
          <table:table-cell table:number-matrix-columns-spanned="1" table:number-matrix-rows-spanned="1" table:formula="of:=SUM(([.L3:.L5]-[.$AF3:.$AF5])^2)^0.5" office:value-type="float"/>
          <table:table-cell table:number-matrix-columns-spanned="1" table:number-matrix-rows-spanned="1" table:formula="of:=SUM(([.M3:.M5]-[.$AG3:.$AG5])^2)^0.5" office:value-type="float"/>
          <table:table-cell table:number-matrix-columns-spanned="1" table:number-matrix-rows-spanned="1" table:formula="of:=SUM(([.N3:.N5]-[.$AH3:.$AH5])^2)^0.5" office:value-type="float"/>
          <table:table-cell table:number-matrix-columns-spanned="1" table:number-matrix-rows-spanned="1" table:formula="of:=SUM(([.O3:.O5]-[.$AI3:.$AI5])^2)^0.5" office:value-type="float"/>
          <table:table-cell table:number-matrix-columns-spanned="1" table:number-matrix-rows-spanned="1" table:formula="of:=SUM(([.P3:.P5]-[.$AJ3:.$AJ5])^2)^0.5" office:value-type="float"/>
          <table:table-cell table:number-matrix-columns-spanned="1" table:number-matrix-rows-spanned="1" table:formula="of:=SUM(([.Q3:.Q5]-[.$AK3:.$AK5])^2)^0.5" office:value-type="float"/>
          <table:table-cell table:number-matrix-columns-spanned="1" table:number-matrix-rows-spanned="1" table:formula="of:=SUM(([.R3:.R5]-[.$AL3:.$AL5])^2)^0.5" office:value-type="float"/>
          <table:table-cell table:number-matrix-columns-spanned="1" table:number-matrix-rows-spanned="1" table:formula="of:=SUM(([.S3:.S5]-[.$AM3:.$AM5])^2)^0.5" office:value-type="float"/>
          <table:table-cell table:number-matrix-columns-spanned="1" table:number-matrix-rows-spanned="1" table:formula="of:=SUM(([.T3:.T5]-[.$AN3:.$AN5])^2)^0.5" office:value-type="float"/>
          <table:table-cell table:number-matrix-columns-spanned="1" table:number-matrix-rows-spanned="1" table:formula="of:=SUM(([.U3:.U5]-[.$AO3:.$AO5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5]=[.$V3:.$V5])" office:value-type="float"/>
          <table:table-cell table:number-matrix-columns-spanned="1" table:number-matrix-rows-spanned="1" table:formula="of:=SUM([.C3:.C5]=[.$W3:.$W5])" office:value-type="float"/>
          <table:table-cell table:number-matrix-columns-spanned="1" table:number-matrix-rows-spanned="1" table:formula="of:=SUM([.D3:.D5]=[.$X3:.$X5])" office:value-type="float"/>
          <table:table-cell table:number-matrix-columns-spanned="1" table:number-matrix-rows-spanned="1" table:formula="of:=SUM([.E3:.E5]=[.$Y3:.$Y5])" office:value-type="float"/>
          <table:table-cell table:number-matrix-columns-spanned="1" table:number-matrix-rows-spanned="1" table:formula="of:=SUM([.F3:.F5]=[.$Z3:.$Z5])" office:value-type="float"/>
          <table:table-cell table:number-matrix-columns-spanned="1" table:number-matrix-rows-spanned="1" table:formula="of:=SUM([.G3:.G5]=[.$AA3:.$AA5])" office:value-type="float"/>
          <table:table-cell table:number-matrix-columns-spanned="1" table:number-matrix-rows-spanned="1" table:formula="of:=SUM([.H3:.H5]=[.$AB3:.$AB5])" office:value-type="float"/>
          <table:table-cell table:number-matrix-columns-spanned="1" table:number-matrix-rows-spanned="1" table:formula="of:=SUM([.I3:.I5]=[.$AC3:.$AC5])" office:value-type="float"/>
          <table:table-cell table:number-matrix-columns-spanned="1" table:number-matrix-rows-spanned="1" table:formula="of:=SUM([.J3:.J5]=[.$AD3:.$AD5])" office:value-type="float"/>
          <table:table-cell table:number-matrix-columns-spanned="1" table:number-matrix-rows-spanned="1" table:formula="of:=SUM([.K3:.K5]=[.$AE3:.$AE5])" office:value-type="float"/>
          <table:table-cell table:number-matrix-columns-spanned="1" table:number-matrix-rows-spanned="1" table:formula="of:=SUM([.L3:.L5]=[.$AF3:.$AF5])" office:value-type="float"/>
          <table:table-cell table:number-matrix-columns-spanned="1" table:number-matrix-rows-spanned="1" table:formula="of:=SUM([.M3:.M5]=[.$AG3:.$AG5])" office:value-type="float"/>
          <table:table-cell table:number-matrix-columns-spanned="1" table:number-matrix-rows-spanned="1" table:formula="of:=SUM([.N3:.N5]=[.$AH3:.$AH5])" office:value-type="float"/>
          <table:table-cell table:number-matrix-columns-spanned="1" table:number-matrix-rows-spanned="1" table:formula="of:=SUM([.O3:.O5]=[.$AI3:.$AI5])" office:value-type="float"/>
          <table:table-cell table:number-matrix-columns-spanned="1" table:number-matrix-rows-spanned="1" table:formula="of:=SUM([.P3:.P5]=[.$AJ3:.$AJ5])" office:value-type="float"/>
          <table:table-cell table:number-matrix-columns-spanned="1" table:number-matrix-rows-spanned="1" table:formula="of:=SUM([.Q3:.Q5]=[.$AK3:.$AK5])" office:value-type="float"/>
          <table:table-cell table:number-matrix-columns-spanned="1" table:number-matrix-rows-spanned="1" table:formula="of:=SUM([.R3:.R5]=[.$AL3:.$AL5])" office:value-type="float"/>
          <table:table-cell table:number-matrix-columns-spanned="1" table:number-matrix-rows-spanned="1" table:formula="of:=SUM([.S3:.S5]=[.$AM3:.$AM5])" office:value-type="float"/>
          <table:table-cell table:number-matrix-columns-spanned="1" table:number-matrix-rows-spanned="1" table:formula="of:=SUM([.T3:.T5]=[.$AN3:.$AN5])" office:value-type="float"/>
          <table:table-cell table:number-matrix-columns-spanned="1" table:number-matrix-rows-spanned="1" table:formula="of:=SUM([.U3:.U5]=[.$AO3:.$AO5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5]&lt;[.$AP3:.$AP5])" office:value-type="float"/>
          <table:table-cell table:number-matrix-columns-spanned="1" table:number-matrix-rows-spanned="1" table:formula="of:=SUM([.C3:.C5]&lt;[.$AQ3:.$AQ5])" office:value-type="float"/>
          <table:table-cell table:number-matrix-columns-spanned="1" table:number-matrix-rows-spanned="1" table:formula="of:=SUM([.D3:.D5]&lt;[.$AR3:.$AR5])" office:value-type="float"/>
          <table:table-cell table:number-matrix-columns-spanned="1" table:number-matrix-rows-spanned="1" table:formula="of:=SUM([.E3:.E5]&lt;[.$AS3:.$AS5])" office:value-type="float"/>
          <table:table-cell table:number-matrix-columns-spanned="1" table:number-matrix-rows-spanned="1" table:formula="of:=SUM([.F3:.F5]&lt;[.$AT3:.$AT5])" office:value-type="float"/>
          <table:table-cell table:number-matrix-columns-spanned="1" table:number-matrix-rows-spanned="1" table:formula="of:=SUM([.G3:.G5]&lt;[.$AU3:.$AU5])" office:value-type="float"/>
          <table:table-cell table:number-matrix-columns-spanned="1" table:number-matrix-rows-spanned="1" table:formula="of:=SUM([.H3:.H5]&lt;[.$AV3:.$AV5])" office:value-type="float"/>
          <table:table-cell table:number-matrix-columns-spanned="1" table:number-matrix-rows-spanned="1" table:formula="of:=SUM([.I3:.I5]&lt;[.$AW3:.$AW5])" office:value-type="float"/>
          <table:table-cell table:number-matrix-columns-spanned="1" table:number-matrix-rows-spanned="1" table:formula="of:=SUM([.J3:.J5]&lt;[.$AX3:.$AX5])" office:value-type="float"/>
          <table:table-cell table:number-matrix-columns-spanned="1" table:number-matrix-rows-spanned="1" table:formula="of:=SUM([.K3:.K5]&lt;[.$AY3:.$AY5])" office:value-type="float"/>
          <table:table-cell table:number-matrix-columns-spanned="1" table:number-matrix-rows-spanned="1" table:formula="of:=SUM([.L3:.L5]&lt;[.$AZ3:.$AZ5])" office:value-type="float"/>
          <table:table-cell table:number-matrix-columns-spanned="1" table:number-matrix-rows-spanned="1" table:formula="of:=SUM([.M3:.M5]&lt;[.$BA3:.$BA5])" office:value-type="float"/>
          <table:table-cell table:number-matrix-columns-spanned="1" table:number-matrix-rows-spanned="1" table:formula="of:=SUM([.N3:.N5]&lt;[.$BB3:.$BB5])" office:value-type="float"/>
          <table:table-cell table:number-matrix-columns-spanned="1" table:number-matrix-rows-spanned="1" table:formula="of:=SUM([.O3:.O5]&lt;[.$BC3:.$BC5])" office:value-type="float"/>
          <table:table-cell table:number-matrix-columns-spanned="1" table:number-matrix-rows-spanned="1" table:formula="of:=SUM([.P3:.P5]&lt;[.$BD3:.$BD5])" office:value-type="float"/>
          <table:table-cell table:number-matrix-columns-spanned="1" table:number-matrix-rows-spanned="1" table:formula="of:=SUM([.Q3:.Q5]&lt;[.$BE3:.$BE5])" office:value-type="float"/>
          <table:table-cell table:number-matrix-columns-spanned="1" table:number-matrix-rows-spanned="1" table:formula="of:=SUM([.R3:.R5]&lt;[.$BF3:.$BF5])" office:value-type="float"/>
          <table:table-cell table:number-matrix-columns-spanned="1" table:number-matrix-rows-spanned="1" table:formula="of:=SUM([.S3:.S5]&lt;[.$BG3:.$BG5])" office:value-type="float"/>
          <table:table-cell table:number-matrix-columns-spanned="1" table:number-matrix-rows-spanned="1" table:formula="of:=SUM([.T3:.T5]&lt;[.$BH3:.$BH5])" office:value-type="float"/>
          <table:table-cell table:number-matrix-columns-spanned="1" table:number-matrix-rows-spanned="1" table:formula="of:=SUM([.U3:.U5]&lt;[.$BI3:.$BI5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5]&gt;[.$AP3:.$AP5])" office:value-type="float"/>
          <table:table-cell table:number-matrix-columns-spanned="1" table:number-matrix-rows-spanned="1" table:formula="of:=SUM([.C3:.C5]&gt;[.$AQ3:.$AQ5])" office:value-type="float"/>
          <table:table-cell table:number-matrix-columns-spanned="1" table:number-matrix-rows-spanned="1" table:formula="of:=SUM([.D3:.D5]&gt;[.$AR3:.$AR5])" office:value-type="float"/>
          <table:table-cell table:number-matrix-columns-spanned="1" table:number-matrix-rows-spanned="1" table:formula="of:=SUM([.E3:.E5]&gt;[.$AS3:.$AS5])" office:value-type="float"/>
          <table:table-cell table:number-matrix-columns-spanned="1" table:number-matrix-rows-spanned="1" table:formula="of:=SUM([.F3:.F5]&gt;[.$AT3:.$AT5])" office:value-type="float"/>
          <table:table-cell table:number-matrix-columns-spanned="1" table:number-matrix-rows-spanned="1" table:formula="of:=SUM([.G3:.G5]&gt;[.$AU3:.$AU5])" office:value-type="float"/>
          <table:table-cell table:number-matrix-columns-spanned="1" table:number-matrix-rows-spanned="1" table:formula="of:=SUM([.H3:.H5]&gt;[.$AV3:.$AV5])" office:value-type="float"/>
          <table:table-cell table:number-matrix-columns-spanned="1" table:number-matrix-rows-spanned="1" table:formula="of:=SUM([.I3:.I5]&gt;[.$AW3:.$AW5])" office:value-type="float"/>
          <table:table-cell table:number-matrix-columns-spanned="1" table:number-matrix-rows-spanned="1" table:formula="of:=SUM([.J3:.J5]&gt;[.$AX3:.$AX5])" office:value-type="float"/>
          <table:table-cell table:number-matrix-columns-spanned="1" table:number-matrix-rows-spanned="1" table:formula="of:=SUM([.K3:.K5]&gt;[.$AY3:.$AY5])" office:value-type="float"/>
          <table:table-cell table:number-matrix-columns-spanned="1" table:number-matrix-rows-spanned="1" table:formula="of:=SUM([.L3:.L5]&gt;[.$AZ3:.$AZ5])" office:value-type="float"/>
          <table:table-cell table:number-matrix-columns-spanned="1" table:number-matrix-rows-spanned="1" table:formula="of:=SUM([.M3:.M5]&gt;[.$BA3:.$BA5])" office:value-type="float"/>
          <table:table-cell table:number-matrix-columns-spanned="1" table:number-matrix-rows-spanned="1" table:formula="of:=SUM([.N3:.N5]&gt;[.$BB3:.$BB5])" office:value-type="float"/>
          <table:table-cell table:number-matrix-columns-spanned="1" table:number-matrix-rows-spanned="1" table:formula="of:=SUM([.O3:.O5]&gt;[.$BC3:.$BC5])" office:value-type="float"/>
          <table:table-cell table:number-matrix-columns-spanned="1" table:number-matrix-rows-spanned="1" table:formula="of:=SUM([.P3:.P5]&gt;[.$BD3:.$BD5])" office:value-type="float"/>
          <table:table-cell table:number-matrix-columns-spanned="1" table:number-matrix-rows-spanned="1" table:formula="of:=SUM([.Q3:.Q5]&gt;[.$BE3:.$BE5])" office:value-type="float"/>
          <table:table-cell table:number-matrix-columns-spanned="1" table:number-matrix-rows-spanned="1" table:formula="of:=SUM([.R3:.R5]&gt;[.$BF3:.$BF5])" office:value-type="float"/>
          <table:table-cell table:number-matrix-columns-spanned="1" table:number-matrix-rows-spanned="1" table:formula="of:=SUM([.S3:.S5]&gt;[.$BG3:.$BG5])" office:value-type="float"/>
          <table:table-cell table:number-matrix-columns-spanned="1" table:number-matrix-rows-spanned="1" table:formula="of:=SUM([.T3:.T5]&gt;[.$BH3:.$BH5])" office:value-type="float"/>
          <table:table-cell table:number-matrix-columns-spanned="1" table:number-matrix-rows-spanned="1" table:formula="of:=SUM([.U3:.U5]&gt;[.$BI3:.$BI5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5]=[.$BJ3:.$BJ5])" office:value-type="float"/>
          <table:table-cell table:number-matrix-columns-spanned="1" table:number-matrix-rows-spanned="1" table:formula="of:=SUM([.C3:.C5]=[.$BK3:.$BK5])" office:value-type="float"/>
          <table:table-cell table:number-matrix-columns-spanned="1" table:number-matrix-rows-spanned="1" table:formula="of:=SUM([.D3:.D5]=[.$BL3:.$BL5])" office:value-type="float"/>
          <table:table-cell table:number-matrix-columns-spanned="1" table:number-matrix-rows-spanned="1" table:formula="of:=SUM([.E3:.E5]=[.$BM3:.$BM5])" office:value-type="float"/>
          <table:table-cell table:number-matrix-columns-spanned="1" table:number-matrix-rows-spanned="1" table:formula="of:=SUM([.F3:.F5]=[.$BN3:.$BN5])" office:value-type="float"/>
          <table:table-cell table:number-matrix-columns-spanned="1" table:number-matrix-rows-spanned="1" table:formula="of:=SUM([.G3:.G5]=[.$BO3:.$BO5])" office:value-type="float"/>
          <table:table-cell table:number-matrix-columns-spanned="1" table:number-matrix-rows-spanned="1" table:formula="of:=SUM([.H3:.H5]=[.$BP3:.$BP5])" office:value-type="float"/>
          <table:table-cell table:number-matrix-columns-spanned="1" table:number-matrix-rows-spanned="1" table:formula="of:=SUM([.I3:.I5]=[.$BQ3:.$BQ5])" office:value-type="float"/>
          <table:table-cell table:number-matrix-columns-spanned="1" table:number-matrix-rows-spanned="1" table:formula="of:=SUM([.J3:.J5]=[.$BR3:.$BR5])" office:value-type="float"/>
          <table:table-cell table:number-matrix-columns-spanned="1" table:number-matrix-rows-spanned="1" table:formula="of:=SUM([.K3:.K5]=[.$BS3:.$BS5])" office:value-type="float"/>
          <table:table-cell table:number-matrix-columns-spanned="1" table:number-matrix-rows-spanned="1" table:formula="of:=SUM([.L3:.L5]=[.$BT3:.$BT5])" office:value-type="float"/>
          <table:table-cell table:number-matrix-columns-spanned="1" table:number-matrix-rows-spanned="1" table:formula="of:=SUM([.M3:.M5]=[.$BU3:.$BU5])" office:value-type="float"/>
          <table:table-cell table:number-matrix-columns-spanned="1" table:number-matrix-rows-spanned="1" table:formula="of:=SUM([.N3:.N5]=[.$BV3:.$BV5])" office:value-type="float"/>
          <table:table-cell table:number-matrix-columns-spanned="1" table:number-matrix-rows-spanned="1" table:formula="of:=SUM([.O3:.O5]=[.$BW3:.$BW5])" office:value-type="float"/>
          <table:table-cell table:number-matrix-columns-spanned="1" table:number-matrix-rows-spanned="1" table:formula="of:=SUM([.P3:.P5]=[.$BX3:.$BX5])" office:value-type="float"/>
          <table:table-cell table:number-matrix-columns-spanned="1" table:number-matrix-rows-spanned="1" table:formula="of:=SUM([.Q3:.Q5]=[.$BY3:.$BY5])" office:value-type="float"/>
          <table:table-cell table:number-matrix-columns-spanned="1" table:number-matrix-rows-spanned="1" table:formula="of:=SUM([.R3:.R5]=[.$BZ3:.$BZ5])" office:value-type="float"/>
          <table:table-cell table:number-matrix-columns-spanned="1" table:number-matrix-rows-spanned="1" table:formula="of:=SUM([.S3:.S5]=[.$CA3:.$CA5])" office:value-type="float"/>
          <table:table-cell table:number-matrix-columns-spanned="1" table:number-matrix-rows-spanned="1" table:formula="of:=SUM([.T3:.T5]=[.$CB3:.$CB5])" office:value-type="float"/>
          <table:table-cell table:number-matrix-columns-spanned="1" table:number-matrix-rows-spanned="1" table:formula="of:=SUM([.U3:.U5]=[.$CC3:.$CC5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column table:style-name="ta2co50" table:default-cell-style-name="Default"/>
        <table:table-column table:style-name="ta2co51" table:default-cell-style-name="Default"/>
        <table:table-column table:style-name="ta2co52" table:default-cell-style-name="Default"/>
        <table:table-column table:style-name="ta2co53" table:default-cell-style-name="Default"/>
        <table:table-column table:style-name="ta2co54" table:default-cell-style-name="Default"/>
        <table:table-column table:style-name="ta2co55" table:default-cell-style-name="Default"/>
        <table:table-column table:style-name="ta2co56" table:default-cell-style-name="Default"/>
        <table:table-column table:style-name="ta2co57" table:default-cell-style-name="Default"/>
        <table:table-column table:style-name="ta2co58" table:default-cell-style-name="Default"/>
        <table:table-column table:style-name="ta2co59" table:default-cell-style-name="Default"/>
        <table:table-column table:style-name="ta2co60" table:default-cell-style-name="Default"/>
        <table:table-column table:style-name="ta2co61" table:default-cell-style-name="Default"/>
        <table:table-column table:style-name="ta2co62" table:default-cell-style-name="Default"/>
        <table:table-column table:style-name="ta2co63" table:default-cell-style-name="Default"/>
        <table:table-column table:style-name="ta2co64" table:default-cell-style-name="Default"/>
        <table:table-column table:style-name="ta2co65" table:default-cell-style-name="Default"/>
        <table:table-column table:style-name="ta2co66" table:default-cell-style-name="Default"/>
        <table:table-column table:style-name="ta2co67" table:default-cell-style-name="Default"/>
        <table:table-column table:style-name="ta2co68" table:default-cell-style-name="Default"/>
        <table:table-column table:style-name="ta2co69" table:default-cell-style-name="Default"/>
        <table:table-column table:style-name="ta2co70" table:default-cell-style-name="Default"/>
        <table:table-column table:style-name="ta2co71" table:default-cell-style-name="Default"/>
        <table:table-column table:style-name="ta2co72" table:default-cell-style-name="Default"/>
        <table:table-column table:style-name="ta2co73" table:default-cell-style-name="Default"/>
        <table:table-column table:style-name="ta2co74" table:default-cell-style-name="Default"/>
        <table:table-column table:style-name="ta2co75" table:default-cell-style-name="Default"/>
        <table:table-column table:style-name="ta2co76" table:default-cell-style-name="Default"/>
        <table:table-column table:style-name="ta2co77" table:default-cell-style-name="Default"/>
        <table:table-column table:style-name="ta2co78" table:default-cell-style-name="Default"/>
        <table:table-column table:style-name="ta2co79" table:default-cell-style-name="Default"/>
        <table:table-column table:style-name="ta2co80" table:default-cell-style-name="Default"/>
        <table:table-column table:style-name="ta2co81" table:default-cell-style-name="Default"/>
        <table:table-column table:style-name="ta2co82" table:default-cell-style-name="Default"/>
        <table:table-row table:style-name="ro1">
          <table:table-cell office:value-type="string">
            <text:p/>
          </table:table-cell>
          <table:table-cell office:value-type="string">
            <text:p>elevator_compute_nc-1/without_constrain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.</text:p>
          </table:table-cell>
          <table:table-cell table:formula="of:=AVERAGE([Instances.B3:Instances.B5])" office:value-type="float"/>
          <table:table-cell table:formula="of:=AVERAGE([Instances.C3:Instances.C5])" office:value-type="float"/>
          <table:table-cell table:formula="of:=AVERAGE([Instances.D3:Instances.D5])" office:value-type="float"/>
          <table:table-cell table:formula="of:=AVERAGE([Instances.E3:Instances.E5])" office:value-type="float"/>
          <table:table-cell table:formula="of:=SUM([Instances.F3:Instances.F5])" office:value-type="float"/>
          <table:table-cell table:formula="of:=AVERAGE([Instances.G3:Instances.G5])" office:value-type="float"/>
          <table:table-cell table:formula="of:=AVERAGE([Instances.H3:Instances.H5])" office:value-type="float"/>
          <table:table-cell table:formula="of:=AVERAGE([Instances.I3:Instances.I5])" office:value-type="float"/>
          <table:table-cell table:formula="of:=AVERAGE([Instances.J3:Instances.J5])" office:value-type="float"/>
          <table:table-cell table:formula="of:=AVERAGE([Instances.K3:Instances.K5])" office:value-type="float"/>
          <table:table-cell table:formula="of:=AVERAGE([Instances.L3:Instances.L5])" office:value-type="float"/>
          <table:table-cell table:formula="of:=AVERAGE([Instances.M3:Instances.M5])" office:value-type="float"/>
          <table:table-cell table:formula="of:=AVERAGE([Instances.N3:Instances.N5])" office:value-type="float"/>
          <table:table-cell table:formula="of:=AVERAGE([Instances.O3:Instances.O5])" office:value-type="float"/>
          <table:table-cell table:formula="of:=AVERAGE([Instances.P3:Instances.P5])" office:value-type="float"/>
          <table:table-cell table:formula="of:=AVERAGE([Instances.Q3:Instances.Q5])" office:value-type="float"/>
          <table:table-cell table:formula="of:=AVERAGE([Instances.R3:Instances.R5])" office:value-type="float"/>
          <table:table-cell table:formula="of:=AVERAGE([Instances.S3:Instances.S5])" office:value-type="float"/>
          <table:table-cell table:formula="of:=AVERAGE([Instances.T3:Instances.T5])" office:value-type="float"/>
          <table:table-cell table:formula="of:=AVERAGE([Instances.U3:Instances.U5])" office:value-type="float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])" office:value-type="float"/>
          <table:table-cell table:formula="of:=SUM([.C3:.C3])" office:value-type="float"/>
          <table:table-cell table:formula="of:=SUM([.D3:.D3])" office:value-type="float"/>
          <table:table-cell table:formula="of:=SUM([.E3:.E3])" office:value-type="float"/>
          <table:table-cell table:formula="of:=SUM([.F3:.F3])" office:value-type="float"/>
          <table:table-cell table:formula="of:=SUM([.G3:.G3])" office:value-type="float"/>
          <table:table-cell table:formula="of:=SUM([.H3:.H3])" office:value-type="float"/>
          <table:table-cell table:formula="of:=SUM([.I3:.I3])" office:value-type="float"/>
          <table:table-cell table:formula="of:=SUM([.J3:.J3])" office:value-type="float"/>
          <table:table-cell table:formula="of:=SUM([.K3:.K3])" office:value-type="float"/>
          <table:table-cell table:formula="of:=SUM([.L3:.L3])" office:value-type="float"/>
          <table:table-cell table:formula="of:=SUM([.M3:.M3])" office:value-type="float"/>
          <table:table-cell table:formula="of:=SUM([.N3:.N3])" office:value-type="float"/>
          <table:table-cell table:formula="of:=SUM([.O3:.O3])" office:value-type="float"/>
          <table:table-cell table:formula="of:=SUM([.P3:.P3])" office:value-type="float"/>
          <table:table-cell table:formula="of:=SUM([.Q3:.Q3])" office:value-type="float"/>
          <table:table-cell table:formula="of:=SUM([.R3:.R3])" office:value-type="float"/>
          <table:table-cell table:formula="of:=SUM([.S3:.S3])" office:value-type="float"/>
          <table:table-cell table:formula="of:=SUM([.T3:.T3])" office:value-type="float"/>
          <table:table-cell table:formula="of:=SUM([.U3:.U3])" office:value-type="float"/>
          <table:table-cell table:formula="of:=SUM([.V3:.V3])" office:value-type="float"/>
          <table:table-cell table:formula="of:=SUM([.W3:.W3])" office:value-type="float"/>
          <table:table-cell table:formula="of:=SUM([.X3:.X3])" office:value-type="float"/>
          <table:table-cell table:formula="of:=SUM([.Y3:.Y3])" office:value-type="float"/>
          <table:table-cell table:formula="of:=SUM([.Z3:.Z3])" office:value-type="float"/>
          <table:table-cell table:formula="of:=SUM([.AA3:.AA3])" office:value-type="float"/>
          <table:table-cell table:formula="of:=SUM([.AB3:.AB3])" office:value-type="float"/>
          <table:table-cell table:formula="of:=SUM([.AC3:.AC3])" office:value-type="float"/>
          <table:table-cell table:formula="of:=SUM([.AD3:.AD3])" office:value-type="float"/>
          <table:table-cell table:formula="of:=SUM([.AE3:.AE3])" office:value-type="float"/>
          <table:table-cell table:formula="of:=SUM([.AF3:.AF3])" office:value-type="float"/>
          <table:table-cell table:formula="of:=SUM([.AG3:.AG3])" office:value-type="float"/>
          <table:table-cell table:formula="of:=SUM([.AH3:.AH3])" office:value-type="float"/>
          <table:table-cell table:formula="of:=SUM([.AI3:.AI3])" office:value-type="float"/>
          <table:table-cell table:formula="of:=SUM([.AJ3:.AJ3])" office:value-type="float"/>
          <table:table-cell table:formula="of:=SUM([.AK3:.AK3])" office:value-type="float"/>
          <table:table-cell table:formula="of:=SUM([.AL3:.AL3])" office:value-type="float"/>
          <table:table-cell table:formula="of:=SUM([.AM3:.AM3])" office:value-type="float"/>
          <table:table-cell table:formula="of:=SUM([.AN3:.AN3])" office:value-type="float"/>
          <table:table-cell table:formula="of:=SUM([.AO3:.AO3])" office:value-type="float"/>
          <table:table-cell table:formula="of:=SUM([.AP3:.AP3])" office:value-type="float"/>
          <table:table-cell table:formula="of:=SUM([.AQ3:.AQ3])" office:value-type="float"/>
          <table:table-cell table:formula="of:=SUM([.AR3:.AR3])" office:value-type="float"/>
          <table:table-cell table:formula="of:=SUM([.AS3:.AS3])" office:value-type="float"/>
          <table:table-cell table:formula="of:=SUM([.AT3:.AT3])" office:value-type="float"/>
          <table:table-cell table:formula="of:=SUM([.AU3:.AU3])" office:value-type="float"/>
          <table:table-cell table:formula="of:=SUM([.AV3:.AV3])" office:value-type="float"/>
          <table:table-cell table:formula="of:=SUM([.AW3:.AW3])" office:value-type="float"/>
          <table:table-cell table:formula="of:=SUM([.AX3:.AX3])" office:value-type="float"/>
          <table:table-cell table:formula="of:=SUM([.AY3:.AY3])" office:value-type="float"/>
          <table:table-cell table:formula="of:=SUM([.AZ3:.AZ3])" office:value-type="float"/>
          <table:table-cell table:formula="of:=SUM([.BA3:.BA3])" office:value-type="float"/>
          <table:table-cell table:formula="of:=SUM([.BB3:.BB3])" office:value-type="float"/>
          <table:table-cell table:formula="of:=SUM([.BC3:.BC3])" office:value-type="float"/>
          <table:table-cell table:formula="of:=SUM([.BD3:.BD3])" office:value-type="float"/>
          <table:table-cell table:formula="of:=SUM([.BE3:.BE3])" office:value-type="float"/>
          <table:table-cell table:formula="of:=SUM([.BF3:.BF3])" office:value-type="float"/>
          <table:table-cell table:formula="of:=SUM([.BG3:.BG3])" office:value-type="float"/>
          <table:table-cell table:formula="of:=SUM([.BH3:.BH3])" office:value-type="float"/>
          <table:table-cell table:formula="of:=SUM([.BI3:.BI3])" office:value-type="float"/>
          <table:table-cell table:formula="of:=SUM([.BJ3:.BJ3])" office:value-type="float"/>
          <table:table-cell table:formula="of:=SUM([.BK3:.BK3])" office:value-type="float"/>
          <table:table-cell table:formula="of:=SUM([.BL3:.BL3])" office:value-type="float"/>
          <table:table-cell table:formula="of:=SUM([.BM3:.BM3])" office:value-type="float"/>
          <table:table-cell table:formula="of:=SUM([.BN3:.BN3])" office:value-type="float"/>
          <table:table-cell table:formula="of:=SUM([.BO3:.BO3])" office:value-type="float"/>
          <table:table-cell table:formula="of:=SUM([.BP3:.BP3])" office:value-type="float"/>
          <table:table-cell table:formula="of:=SUM([.BQ3:.BQ3])" office:value-type="float"/>
          <table:table-cell table:formula="of:=SUM([.BR3:.BR3])" office:value-type="float"/>
          <table:table-cell table:formula="of:=SUM([.BS3:.BS3])" office:value-type="float"/>
          <table:table-cell table:formula="of:=SUM([.BT3:.BT3])" office:value-type="float"/>
          <table:table-cell table:formula="of:=SUM([.BU3:.BU3])" office:value-type="float"/>
          <table:table-cell table:formula="of:=SUM([.BV3:.BV3])" office:value-type="float"/>
          <table:table-cell table:formula="of:=SUM([.BW3:.BW3])" office:value-type="float"/>
          <table:table-cell table:formula="of:=SUM([.BX3:.BX3])" office:value-type="float"/>
          <table:table-cell table:formula="of:=SUM([.BY3:.BY3])" office:value-type="float"/>
          <table:table-cell table:formula="of:=SUM([.BZ3:.BZ3])" office:value-type="float"/>
          <table:table-cell table:formula="of:=SUM([.CA3:.CA3])" office:value-type="float"/>
          <table:table-cell table:formula="of:=SUM([.CB3:.CB3])" office:value-type="float"/>
          <table:table-cell table:formula="of:=SUM([.CC3:.CC3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])" office:value-type="float"/>
          <table:table-cell table:formula="of:=AVERAGE([.C3:.C3])" office:value-type="float"/>
          <table:table-cell table:formula="of:=AVERAGE([.D3:.D3])" office:value-type="float"/>
          <table:table-cell table:formula="of:=AVERAGE([.E3:.E3])" office:value-type="float"/>
          <table:table-cell table:formula="of:=AVERAGE([.F3:.F3])" office:value-type="float"/>
          <table:table-cell table:formula="of:=AVERAGE([.G3:.G3])" office:value-type="float"/>
          <table:table-cell table:formula="of:=AVERAGE([.H3:.H3])" office:value-type="float"/>
          <table:table-cell table:formula="of:=AVERAGE([.I3:.I3])" office:value-type="float"/>
          <table:table-cell table:formula="of:=AVERAGE([.J3:.J3])" office:value-type="float"/>
          <table:table-cell table:formula="of:=AVERAGE([.K3:.K3])" office:value-type="float"/>
          <table:table-cell table:formula="of:=AVERAGE([.L3:.L3])" office:value-type="float"/>
          <table:table-cell table:formula="of:=AVERAGE([.M3:.M3])" office:value-type="float"/>
          <table:table-cell table:formula="of:=AVERAGE([.N3:.N3])" office:value-type="float"/>
          <table:table-cell table:formula="of:=AVERAGE([.O3:.O3])" office:value-type="float"/>
          <table:table-cell table:formula="of:=AVERAGE([.P3:.P3])" office:value-type="float"/>
          <table:table-cell table:formula="of:=AVERAGE([.Q3:.Q3])" office:value-type="float"/>
          <table:table-cell table:formula="of:=AVERAGE([.R3:.R3])" office:value-type="float"/>
          <table:table-cell table:formula="of:=AVERAGE([.S3:.S3])" office:value-type="float"/>
          <table:table-cell table:formula="of:=AVERAGE([.T3:.T3])" office:value-type="float"/>
          <table:table-cell table:formula="of:=AVERAGE([.U3:.U3])" office:value-type="float"/>
          <table:table-cell table:formula="of:=AVERAGE([.V3:.V3])" office:value-type="float"/>
          <table:table-cell table:formula="of:=AVERAGE([.W3:.W3])" office:value-type="float"/>
          <table:table-cell table:formula="of:=AVERAGE([.X3:.X3])" office:value-type="float"/>
          <table:table-cell table:formula="of:=AVERAGE([.Y3:.Y3])" office:value-type="float"/>
          <table:table-cell table:formula="of:=AVERAGE([.Z3:.Z3])" office:value-type="float"/>
          <table:table-cell table:formula="of:=AVERAGE([.AA3:.AA3])" office:value-type="float"/>
          <table:table-cell table:formula="of:=AVERAGE([.AB3:.AB3])" office:value-type="float"/>
          <table:table-cell table:formula="of:=AVERAGE([.AC3:.AC3])" office:value-type="float"/>
          <table:table-cell table:formula="of:=AVERAGE([.AD3:.AD3])" office:value-type="float"/>
          <table:table-cell table:formula="of:=AVERAGE([.AE3:.AE3])" office:value-type="float"/>
          <table:table-cell table:formula="of:=AVERAGE([.AF3:.AF3])" office:value-type="float"/>
          <table:table-cell table:formula="of:=AVERAGE([.AG3:.AG3])" office:value-type="float"/>
          <table:table-cell table:formula="of:=AVERAGE([.AH3:.AH3])" office:value-type="float"/>
          <table:table-cell table:formula="of:=AVERAGE([.AI3:.AI3])" office:value-type="float"/>
          <table:table-cell table:formula="of:=AVERAGE([.AJ3:.AJ3])" office:value-type="float"/>
          <table:table-cell table:formula="of:=AVERAGE([.AK3:.AK3])" office:value-type="float"/>
          <table:table-cell table:formula="of:=AVERAGE([.AL3:.AL3])" office:value-type="float"/>
          <table:table-cell table:formula="of:=AVERAGE([.AM3:.AM3])" office:value-type="float"/>
          <table:table-cell table:formula="of:=AVERAGE([.AN3:.AN3])" office:value-type="float"/>
          <table:table-cell table:formula="of:=AVERAGE([.AO3:.AO3])" office:value-type="float"/>
          <table:table-cell table:formula="of:=AVERAGE([.AP3:.AP3])" office:value-type="float"/>
          <table:table-cell table:formula="of:=AVERAGE([.AQ3:.AQ3])" office:value-type="float"/>
          <table:table-cell table:formula="of:=AVERAGE([.AR3:.AR3])" office:value-type="float"/>
          <table:table-cell table:formula="of:=AVERAGE([.AS3:.AS3])" office:value-type="float"/>
          <table:table-cell table:formula="of:=AVERAGE([.AT3:.AT3])" office:value-type="float"/>
          <table:table-cell table:formula="of:=AVERAGE([.AU3:.AU3])" office:value-type="float"/>
          <table:table-cell table:formula="of:=AVERAGE([.AV3:.AV3])" office:value-type="float"/>
          <table:table-cell table:formula="of:=AVERAGE([.AW3:.AW3])" office:value-type="float"/>
          <table:table-cell table:formula="of:=AVERAGE([.AX3:.AX3])" office:value-type="float"/>
          <table:table-cell table:formula="of:=AVERAGE([.AY3:.AY3])" office:value-type="float"/>
          <table:table-cell table:formula="of:=AVERAGE([.AZ3:.AZ3])" office:value-type="float"/>
          <table:table-cell table:formula="of:=AVERAGE([.BA3:.BA3])" office:value-type="float"/>
          <table:table-cell table:formula="of:=AVERAGE([.BB3:.BB3])" office:value-type="float"/>
          <table:table-cell table:formula="of:=AVERAGE([.BC3:.BC3])" office:value-type="float"/>
          <table:table-cell table:formula="of:=AVERAGE([.BD3:.BD3])" office:value-type="float"/>
          <table:table-cell table:formula="of:=AVERAGE([.BE3:.BE3])" office:value-type="float"/>
          <table:table-cell table:formula="of:=AVERAGE([.BF3:.BF3])" office:value-type="float"/>
          <table:table-cell table:formula="of:=AVERAGE([.BG3:.BG3])" office:value-type="float"/>
          <table:table-cell table:formula="of:=AVERAGE([.BH3:.BH3])" office:value-type="float"/>
          <table:table-cell table:formula="of:=AVERAGE([.BI3:.BI3])" office:value-type="float"/>
          <table:table-cell table:formula="of:=AVERAGE([.BJ3:.BJ3])" office:value-type="float"/>
          <table:table-cell table:formula="of:=AVERAGE([.BK3:.BK3])" office:value-type="float"/>
          <table:table-cell table:formula="of:=AVERAGE([.BL3:.BL3])" office:value-type="float"/>
          <table:table-cell table:formula="of:=AVERAGE([.BM3:.BM3])" office:value-type="float"/>
          <table:table-cell table:formula="of:=AVERAGE([.BN3:.BN3])" office:value-type="float"/>
          <table:table-cell table:formula="of:=AVERAGE([.BO3:.BO3])" office:value-type="float"/>
          <table:table-cell table:formula="of:=AVERAGE([.BP3:.BP3])" office:value-type="float"/>
          <table:table-cell table:formula="of:=AVERAGE([.BQ3:.BQ3])" office:value-type="float"/>
          <table:table-cell table:formula="of:=AVERAGE([.BR3:.BR3])" office:value-type="float"/>
          <table:table-cell table:formula="of:=AVERAGE([.BS3:.BS3])" office:value-type="float"/>
          <table:table-cell table:formula="of:=AVERAGE([.BT3:.BT3])" office:value-type="float"/>
          <table:table-cell table:formula="of:=AVERAGE([.BU3:.BU3])" office:value-type="float"/>
          <table:table-cell table:formula="of:=AVERAGE([.BV3:.BV3])" office:value-type="float"/>
          <table:table-cell table:formula="of:=AVERAGE([.BW3:.BW3])" office:value-type="float"/>
          <table:table-cell table:formula="of:=AVERAGE([.BX3:.BX3])" office:value-type="float"/>
          <table:table-cell table:formula="of:=AVERAGE([.BY3:.BY3])" office:value-type="float"/>
          <table:table-cell table:formula="of:=AVERAGE([.BZ3:.BZ3])" office:value-type="float"/>
          <table:table-cell table:formula="of:=AVERAGE([.CA3:.CA3])" office:value-type="float"/>
          <table:table-cell table:formula="of:=AVERAGE([.CB3:.CB3])" office:value-type="float"/>
          <table:table-cell table:formula="of:=AVERAGE([.CC3:.CC3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])" office:value-type="float"/>
          <table:table-cell table:formula="of:=STDEV([.C3:.C3])" office:value-type="float"/>
          <table:table-cell table:formula="of:=STDEV([.D3:.D3])" office:value-type="float"/>
          <table:table-cell table:formula="of:=STDEV([.E3:.E3])" office:value-type="float"/>
          <table:table-cell table:formula="of:=STDEV([.F3:.F3])" office:value-type="float"/>
          <table:table-cell table:formula="of:=STDEV([.G3:.G3])" office:value-type="float"/>
          <table:table-cell table:formula="of:=STDEV([.H3:.H3])" office:value-type="float"/>
          <table:table-cell table:formula="of:=STDEV([.I3:.I3])" office:value-type="float"/>
          <table:table-cell table:formula="of:=STDEV([.J3:.J3])" office:value-type="float"/>
          <table:table-cell table:formula="of:=STDEV([.K3:.K3])" office:value-type="float"/>
          <table:table-cell table:formula="of:=STDEV([.L3:.L3])" office:value-type="float"/>
          <table:table-cell table:formula="of:=STDEV([.M3:.M3])" office:value-type="float"/>
          <table:table-cell table:formula="of:=STDEV([.N3:.N3])" office:value-type="float"/>
          <table:table-cell table:formula="of:=STDEV([.O3:.O3])" office:value-type="float"/>
          <table:table-cell table:formula="of:=STDEV([.P3:.P3])" office:value-type="float"/>
          <table:table-cell table:formula="of:=STDEV([.Q3:.Q3])" office:value-type="float"/>
          <table:table-cell table:formula="of:=STDEV([.R3:.R3])" office:value-type="float"/>
          <table:table-cell table:formula="of:=STDEV([.S3:.S3])" office:value-type="float"/>
          <table:table-cell table:formula="of:=STDEV([.T3:.T3])" office:value-type="float"/>
          <table:table-cell table:formula="of:=STDEV([.U3:.U3])" office:value-type="float"/>
          <table:table-cell table:formula="of:=STDEV([.V3:.V3])" office:value-type="float"/>
          <table:table-cell table:formula="of:=STDEV([.W3:.W3])" office:value-type="float"/>
          <table:table-cell table:formula="of:=STDEV([.X3:.X3])" office:value-type="float"/>
          <table:table-cell table:formula="of:=STDEV([.Y3:.Y3])" office:value-type="float"/>
          <table:table-cell table:formula="of:=STDEV([.Z3:.Z3])" office:value-type="float"/>
          <table:table-cell table:formula="of:=STDEV([.AA3:.AA3])" office:value-type="float"/>
          <table:table-cell table:formula="of:=STDEV([.AB3:.AB3])" office:value-type="float"/>
          <table:table-cell table:formula="of:=STDEV([.AC3:.AC3])" office:value-type="float"/>
          <table:table-cell table:formula="of:=STDEV([.AD3:.AD3])" office:value-type="float"/>
          <table:table-cell table:formula="of:=STDEV([.AE3:.AE3])" office:value-type="float"/>
          <table:table-cell table:formula="of:=STDEV([.AF3:.AF3])" office:value-type="float"/>
          <table:table-cell table:formula="of:=STDEV([.AG3:.AG3])" office:value-type="float"/>
          <table:table-cell table:formula="of:=STDEV([.AH3:.AH3])" office:value-type="float"/>
          <table:table-cell table:formula="of:=STDEV([.AI3:.AI3])" office:value-type="float"/>
          <table:table-cell table:formula="of:=STDEV([.AJ3:.AJ3])" office:value-type="float"/>
          <table:table-cell table:formula="of:=STDEV([.AK3:.AK3])" office:value-type="float"/>
          <table:table-cell table:formula="of:=STDEV([.AL3:.AL3])" office:value-type="float"/>
          <table:table-cell table:formula="of:=STDEV([.AM3:.AM3])" office:value-type="float"/>
          <table:table-cell table:formula="of:=STDEV([.AN3:.AN3])" office:value-type="float"/>
          <table:table-cell table:formula="of:=STDEV([.AO3:.AO3])" office:value-type="float"/>
          <table:table-cell table:formula="of:=STDEV([.AP3:.AP3])" office:value-type="float"/>
          <table:table-cell table:formula="of:=STDEV([.AQ3:.AQ3])" office:value-type="float"/>
          <table:table-cell table:formula="of:=STDEV([.AR3:.AR3])" office:value-type="float"/>
          <table:table-cell table:formula="of:=STDEV([.AS3:.AS3])" office:value-type="float"/>
          <table:table-cell table:formula="of:=STDEV([.AT3:.AT3])" office:value-type="float"/>
          <table:table-cell table:formula="of:=STDEV([.AU3:.AU3])" office:value-type="float"/>
          <table:table-cell table:formula="of:=STDEV([.AV3:.AV3])" office:value-type="float"/>
          <table:table-cell table:formula="of:=STDEV([.AW3:.AW3])" office:value-type="float"/>
          <table:table-cell table:formula="of:=STDEV([.AX3:.AX3])" office:value-type="float"/>
          <table:table-cell table:formula="of:=STDEV([.AY3:.AY3])" office:value-type="float"/>
          <table:table-cell table:formula="of:=STDEV([.AZ3:.AZ3])" office:value-type="float"/>
          <table:table-cell table:formula="of:=STDEV([.BA3:.BA3])" office:value-type="float"/>
          <table:table-cell table:formula="of:=STDEV([.BB3:.BB3])" office:value-type="float"/>
          <table:table-cell table:formula="of:=STDEV([.BC3:.BC3])" office:value-type="float"/>
          <table:table-cell table:formula="of:=STDEV([.BD3:.BD3])" office:value-type="float"/>
          <table:table-cell table:formula="of:=STDEV([.BE3:.BE3])" office:value-type="float"/>
          <table:table-cell table:formula="of:=STDEV([.BF3:.BF3])" office:value-type="float"/>
          <table:table-cell table:formula="of:=STDEV([.BG3:.BG3])" office:value-type="float"/>
          <table:table-cell table:formula="of:=STDEV([.BH3:.BH3])" office:value-type="float"/>
          <table:table-cell table:formula="of:=STDEV([.BI3:.BI3])" office:value-type="float"/>
          <table:table-cell table:formula="of:=STDEV([.BJ3:.BJ3])" office:value-type="float"/>
          <table:table-cell table:formula="of:=STDEV([.BK3:.BK3])" office:value-type="float"/>
          <table:table-cell table:formula="of:=STDEV([.BL3:.BL3])" office:value-type="float"/>
          <table:table-cell table:formula="of:=STDEV([.BM3:.BM3])" office:value-type="float"/>
          <table:table-cell table:formula="of:=STDEV([.BN3:.BN3])" office:value-type="float"/>
          <table:table-cell table:formula="of:=STDEV([.BO3:.BO3])" office:value-type="float"/>
          <table:table-cell table:formula="of:=STDEV([.BP3:.BP3])" office:value-type="float"/>
          <table:table-cell table:formula="of:=STDEV([.BQ3:.BQ3])" office:value-type="float"/>
          <table:table-cell table:formula="of:=STDEV([.BR3:.BR3])" office:value-type="float"/>
          <table:table-cell table:formula="of:=STDEV([.BS3:.BS3])" office:value-type="float"/>
          <table:table-cell table:formula="of:=STDEV([.BT3:.BT3])" office:value-type="float"/>
          <table:table-cell table:formula="of:=STDEV([.BU3:.BU3])" office:value-type="float"/>
          <table:table-cell table:formula="of:=STDEV([.BV3:.BV3])" office:value-type="float"/>
          <table:table-cell table:formula="of:=STDEV([.BW3:.BW3])" office:value-type="float"/>
          <table:table-cell table:formula="of:=STDEV([.BX3:.BX3])" office:value-type="float"/>
          <table:table-cell table:formula="of:=STDEV([.BY3:.BY3])" office:value-type="float"/>
          <table:table-cell table:formula="of:=STDEV([.BZ3:.BZ3])" office:value-type="float"/>
          <table:table-cell table:formula="of:=STDEV([.CA3:.CA3])" office:value-type="float"/>
          <table:table-cell table:formula="of:=STDEV([.CB3:.CB3])" office:value-type="float"/>
          <table:table-cell table:formula="of:=STDEV([.CC3:.CC3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]-[.$V3:.$V3])^2)^0.5" office:value-type="float"/>
          <table:table-cell table:number-matrix-columns-spanned="1" table:number-matrix-rows-spanned="1" table:formula="of:=SUM(([.C3:.C3]-[.$W3:.$W3])^2)^0.5" office:value-type="float"/>
          <table:table-cell table:number-matrix-columns-spanned="1" table:number-matrix-rows-spanned="1" table:formula="of:=SUM(([.D3:.D3]-[.$X3:.$X3])^2)^0.5" office:value-type="float"/>
          <table:table-cell table:number-matrix-columns-spanned="1" table:number-matrix-rows-spanned="1" table:formula="of:=SUM(([.E3:.E3]-[.$Y3:.$Y3])^2)^0.5" office:value-type="float"/>
          <table:table-cell table:number-matrix-columns-spanned="1" table:number-matrix-rows-spanned="1" table:formula="of:=SUM(([.F3:.F3]-[.$Z3:.$Z3])^2)^0.5" office:value-type="float"/>
          <table:table-cell table:number-matrix-columns-spanned="1" table:number-matrix-rows-spanned="1" table:formula="of:=SUM(([.G3:.G3]-[.$AA3:.$AA3])^2)^0.5" office:value-type="float"/>
          <table:table-cell table:number-matrix-columns-spanned="1" table:number-matrix-rows-spanned="1" table:formula="of:=SUM(([.H3:.H3]-[.$AB3:.$AB3])^2)^0.5" office:value-type="float"/>
          <table:table-cell table:number-matrix-columns-spanned="1" table:number-matrix-rows-spanned="1" table:formula="of:=SUM(([.I3:.I3]-[.$AC3:.$AC3])^2)^0.5" office:value-type="float"/>
          <table:table-cell table:number-matrix-columns-spanned="1" table:number-matrix-rows-spanned="1" table:formula="of:=SUM(([.J3:.J3]-[.$AD3:.$AD3])^2)^0.5" office:value-type="float"/>
          <table:table-cell table:number-matrix-columns-spanned="1" table:number-matrix-rows-spanned="1" table:formula="of:=SUM(([.K3:.K3]-[.$AE3:.$AE3])^2)^0.5" office:value-type="float"/>
          <table:table-cell table:number-matrix-columns-spanned="1" table:number-matrix-rows-spanned="1" table:formula="of:=SUM(([.L3:.L3]-[.$AF3:.$AF3])^2)^0.5" office:value-type="float"/>
          <table:table-cell table:number-matrix-columns-spanned="1" table:number-matrix-rows-spanned="1" table:formula="of:=SUM(([.M3:.M3]-[.$AG3:.$AG3])^2)^0.5" office:value-type="float"/>
          <table:table-cell table:number-matrix-columns-spanned="1" table:number-matrix-rows-spanned="1" table:formula="of:=SUM(([.N3:.N3]-[.$AH3:.$AH3])^2)^0.5" office:value-type="float"/>
          <table:table-cell table:number-matrix-columns-spanned="1" table:number-matrix-rows-spanned="1" table:formula="of:=SUM(([.O3:.O3]-[.$AI3:.$AI3])^2)^0.5" office:value-type="float"/>
          <table:table-cell table:number-matrix-columns-spanned="1" table:number-matrix-rows-spanned="1" table:formula="of:=SUM(([.P3:.P3]-[.$AJ3:.$AJ3])^2)^0.5" office:value-type="float"/>
          <table:table-cell table:number-matrix-columns-spanned="1" table:number-matrix-rows-spanned="1" table:formula="of:=SUM(([.Q3:.Q3]-[.$AK3:.$AK3])^2)^0.5" office:value-type="float"/>
          <table:table-cell table:number-matrix-columns-spanned="1" table:number-matrix-rows-spanned="1" table:formula="of:=SUM(([.R3:.R3]-[.$AL3:.$AL3])^2)^0.5" office:value-type="float"/>
          <table:table-cell table:number-matrix-columns-spanned="1" table:number-matrix-rows-spanned="1" table:formula="of:=SUM(([.S3:.S3]-[.$AM3:.$AM3])^2)^0.5" office:value-type="float"/>
          <table:table-cell table:number-matrix-columns-spanned="1" table:number-matrix-rows-spanned="1" table:formula="of:=SUM(([.T3:.T3]-[.$AN3:.$AN3])^2)^0.5" office:value-type="float"/>
          <table:table-cell table:number-matrix-columns-spanned="1" table:number-matrix-rows-spanned="1" table:formula="of:=SUM(([.U3:.U3]-[.$AO3:.$AO3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]=[.$V3:.$V3])" office:value-type="float"/>
          <table:table-cell table:number-matrix-columns-spanned="1" table:number-matrix-rows-spanned="1" table:formula="of:=SUM([.C3:.C3]=[.$W3:.$W3])" office:value-type="float"/>
          <table:table-cell table:number-matrix-columns-spanned="1" table:number-matrix-rows-spanned="1" table:formula="of:=SUM([.D3:.D3]=[.$X3:.$X3])" office:value-type="float"/>
          <table:table-cell table:number-matrix-columns-spanned="1" table:number-matrix-rows-spanned="1" table:formula="of:=SUM([.E3:.E3]=[.$Y3:.$Y3])" office:value-type="float"/>
          <table:table-cell table:number-matrix-columns-spanned="1" table:number-matrix-rows-spanned="1" table:formula="of:=SUM([.F3:.F3]=[.$Z3:.$Z3])" office:value-type="float"/>
          <table:table-cell table:number-matrix-columns-spanned="1" table:number-matrix-rows-spanned="1" table:formula="of:=SUM([.G3:.G3]=[.$AA3:.$AA3])" office:value-type="float"/>
          <table:table-cell table:number-matrix-columns-spanned="1" table:number-matrix-rows-spanned="1" table:formula="of:=SUM([.H3:.H3]=[.$AB3:.$AB3])" office:value-type="float"/>
          <table:table-cell table:number-matrix-columns-spanned="1" table:number-matrix-rows-spanned="1" table:formula="of:=SUM([.I3:.I3]=[.$AC3:.$AC3])" office:value-type="float"/>
          <table:table-cell table:number-matrix-columns-spanned="1" table:number-matrix-rows-spanned="1" table:formula="of:=SUM([.J3:.J3]=[.$AD3:.$AD3])" office:value-type="float"/>
          <table:table-cell table:number-matrix-columns-spanned="1" table:number-matrix-rows-spanned="1" table:formula="of:=SUM([.K3:.K3]=[.$AE3:.$AE3])" office:value-type="float"/>
          <table:table-cell table:number-matrix-columns-spanned="1" table:number-matrix-rows-spanned="1" table:formula="of:=SUM([.L3:.L3]=[.$AF3:.$AF3])" office:value-type="float"/>
          <table:table-cell table:number-matrix-columns-spanned="1" table:number-matrix-rows-spanned="1" table:formula="of:=SUM([.M3:.M3]=[.$AG3:.$AG3])" office:value-type="float"/>
          <table:table-cell table:number-matrix-columns-spanned="1" table:number-matrix-rows-spanned="1" table:formula="of:=SUM([.N3:.N3]=[.$AH3:.$AH3])" office:value-type="float"/>
          <table:table-cell table:number-matrix-columns-spanned="1" table:number-matrix-rows-spanned="1" table:formula="of:=SUM([.O3:.O3]=[.$AI3:.$AI3])" office:value-type="float"/>
          <table:table-cell table:number-matrix-columns-spanned="1" table:number-matrix-rows-spanned="1" table:formula="of:=SUM([.P3:.P3]=[.$AJ3:.$AJ3])" office:value-type="float"/>
          <table:table-cell table:number-matrix-columns-spanned="1" table:number-matrix-rows-spanned="1" table:formula="of:=SUM([.Q3:.Q3]=[.$AK3:.$AK3])" office:value-type="float"/>
          <table:table-cell table:number-matrix-columns-spanned="1" table:number-matrix-rows-spanned="1" table:formula="of:=SUM([.R3:.R3]=[.$AL3:.$AL3])" office:value-type="float"/>
          <table:table-cell table:number-matrix-columns-spanned="1" table:number-matrix-rows-spanned="1" table:formula="of:=SUM([.S3:.S3]=[.$AM3:.$AM3])" office:value-type="float"/>
          <table:table-cell table:number-matrix-columns-spanned="1" table:number-matrix-rows-spanned="1" table:formula="of:=SUM([.T3:.T3]=[.$AN3:.$AN3])" office:value-type="float"/>
          <table:table-cell table:number-matrix-columns-spanned="1" table:number-matrix-rows-spanned="1" table:formula="of:=SUM([.U3:.U3]=[.$AO3:.$AO3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]&lt;[.$AP3:.$AP3])" office:value-type="float"/>
          <table:table-cell table:number-matrix-columns-spanned="1" table:number-matrix-rows-spanned="1" table:formula="of:=SUM([.C3:.C3]&lt;[.$AQ3:.$AQ3])" office:value-type="float"/>
          <table:table-cell table:number-matrix-columns-spanned="1" table:number-matrix-rows-spanned="1" table:formula="of:=SUM([.D3:.D3]&lt;[.$AR3:.$AR3])" office:value-type="float"/>
          <table:table-cell table:number-matrix-columns-spanned="1" table:number-matrix-rows-spanned="1" table:formula="of:=SUM([.E3:.E3]&lt;[.$AS3:.$AS3])" office:value-type="float"/>
          <table:table-cell table:number-matrix-columns-spanned="1" table:number-matrix-rows-spanned="1" table:formula="of:=SUM([.F3:.F3]&lt;[.$AT3:.$AT3])" office:value-type="float"/>
          <table:table-cell table:number-matrix-columns-spanned="1" table:number-matrix-rows-spanned="1" table:formula="of:=SUM([.G3:.G3]&lt;[.$AU3:.$AU3])" office:value-type="float"/>
          <table:table-cell table:number-matrix-columns-spanned="1" table:number-matrix-rows-spanned="1" table:formula="of:=SUM([.H3:.H3]&lt;[.$AV3:.$AV3])" office:value-type="float"/>
          <table:table-cell table:number-matrix-columns-spanned="1" table:number-matrix-rows-spanned="1" table:formula="of:=SUM([.I3:.I3]&lt;[.$AW3:.$AW3])" office:value-type="float"/>
          <table:table-cell table:number-matrix-columns-spanned="1" table:number-matrix-rows-spanned="1" table:formula="of:=SUM([.J3:.J3]&lt;[.$AX3:.$AX3])" office:value-type="float"/>
          <table:table-cell table:number-matrix-columns-spanned="1" table:number-matrix-rows-spanned="1" table:formula="of:=SUM([.K3:.K3]&lt;[.$AY3:.$AY3])" office:value-type="float"/>
          <table:table-cell table:number-matrix-columns-spanned="1" table:number-matrix-rows-spanned="1" table:formula="of:=SUM([.L3:.L3]&lt;[.$AZ3:.$AZ3])" office:value-type="float"/>
          <table:table-cell table:number-matrix-columns-spanned="1" table:number-matrix-rows-spanned="1" table:formula="of:=SUM([.M3:.M3]&lt;[.$BA3:.$BA3])" office:value-type="float"/>
          <table:table-cell table:number-matrix-columns-spanned="1" table:number-matrix-rows-spanned="1" table:formula="of:=SUM([.N3:.N3]&lt;[.$BB3:.$BB3])" office:value-type="float"/>
          <table:table-cell table:number-matrix-columns-spanned="1" table:number-matrix-rows-spanned="1" table:formula="of:=SUM([.O3:.O3]&lt;[.$BC3:.$BC3])" office:value-type="float"/>
          <table:table-cell table:number-matrix-columns-spanned="1" table:number-matrix-rows-spanned="1" table:formula="of:=SUM([.P3:.P3]&lt;[.$BD3:.$BD3])" office:value-type="float"/>
          <table:table-cell table:number-matrix-columns-spanned="1" table:number-matrix-rows-spanned="1" table:formula="of:=SUM([.Q3:.Q3]&lt;[.$BE3:.$BE3])" office:value-type="float"/>
          <table:table-cell table:number-matrix-columns-spanned="1" table:number-matrix-rows-spanned="1" table:formula="of:=SUM([.R3:.R3]&lt;[.$BF3:.$BF3])" office:value-type="float"/>
          <table:table-cell table:number-matrix-columns-spanned="1" table:number-matrix-rows-spanned="1" table:formula="of:=SUM([.S3:.S3]&lt;[.$BG3:.$BG3])" office:value-type="float"/>
          <table:table-cell table:number-matrix-columns-spanned="1" table:number-matrix-rows-spanned="1" table:formula="of:=SUM([.T3:.T3]&lt;[.$BH3:.$BH3])" office:value-type="float"/>
          <table:table-cell table:number-matrix-columns-spanned="1" table:number-matrix-rows-spanned="1" table:formula="of:=SUM([.U3:.U3]&lt;[.$BI3:.$BI3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]&gt;[.$AP3:.$AP3])" office:value-type="float"/>
          <table:table-cell table:number-matrix-columns-spanned="1" table:number-matrix-rows-spanned="1" table:formula="of:=SUM([.C3:.C3]&gt;[.$AQ3:.$AQ3])" office:value-type="float"/>
          <table:table-cell table:number-matrix-columns-spanned="1" table:number-matrix-rows-spanned="1" table:formula="of:=SUM([.D3:.D3]&gt;[.$AR3:.$AR3])" office:value-type="float"/>
          <table:table-cell table:number-matrix-columns-spanned="1" table:number-matrix-rows-spanned="1" table:formula="of:=SUM([.E3:.E3]&gt;[.$AS3:.$AS3])" office:value-type="float"/>
          <table:table-cell table:number-matrix-columns-spanned="1" table:number-matrix-rows-spanned="1" table:formula="of:=SUM([.F3:.F3]&gt;[.$AT3:.$AT3])" office:value-type="float"/>
          <table:table-cell table:number-matrix-columns-spanned="1" table:number-matrix-rows-spanned="1" table:formula="of:=SUM([.G3:.G3]&gt;[.$AU3:.$AU3])" office:value-type="float"/>
          <table:table-cell table:number-matrix-columns-spanned="1" table:number-matrix-rows-spanned="1" table:formula="of:=SUM([.H3:.H3]&gt;[.$AV3:.$AV3])" office:value-type="float"/>
          <table:table-cell table:number-matrix-columns-spanned="1" table:number-matrix-rows-spanned="1" table:formula="of:=SUM([.I3:.I3]&gt;[.$AW3:.$AW3])" office:value-type="float"/>
          <table:table-cell table:number-matrix-columns-spanned="1" table:number-matrix-rows-spanned="1" table:formula="of:=SUM([.J3:.J3]&gt;[.$AX3:.$AX3])" office:value-type="float"/>
          <table:table-cell table:number-matrix-columns-spanned="1" table:number-matrix-rows-spanned="1" table:formula="of:=SUM([.K3:.K3]&gt;[.$AY3:.$AY3])" office:value-type="float"/>
          <table:table-cell table:number-matrix-columns-spanned="1" table:number-matrix-rows-spanned="1" table:formula="of:=SUM([.L3:.L3]&gt;[.$AZ3:.$AZ3])" office:value-type="float"/>
          <table:table-cell table:number-matrix-columns-spanned="1" table:number-matrix-rows-spanned="1" table:formula="of:=SUM([.M3:.M3]&gt;[.$BA3:.$BA3])" office:value-type="float"/>
          <table:table-cell table:number-matrix-columns-spanned="1" table:number-matrix-rows-spanned="1" table:formula="of:=SUM([.N3:.N3]&gt;[.$BB3:.$BB3])" office:value-type="float"/>
          <table:table-cell table:number-matrix-columns-spanned="1" table:number-matrix-rows-spanned="1" table:formula="of:=SUM([.O3:.O3]&gt;[.$BC3:.$BC3])" office:value-type="float"/>
          <table:table-cell table:number-matrix-columns-spanned="1" table:number-matrix-rows-spanned="1" table:formula="of:=SUM([.P3:.P3]&gt;[.$BD3:.$BD3])" office:value-type="float"/>
          <table:table-cell table:number-matrix-columns-spanned="1" table:number-matrix-rows-spanned="1" table:formula="of:=SUM([.Q3:.Q3]&gt;[.$BE3:.$BE3])" office:value-type="float"/>
          <table:table-cell table:number-matrix-columns-spanned="1" table:number-matrix-rows-spanned="1" table:formula="of:=SUM([.R3:.R3]&gt;[.$BF3:.$BF3])" office:value-type="float"/>
          <table:table-cell table:number-matrix-columns-spanned="1" table:number-matrix-rows-spanned="1" table:formula="of:=SUM([.S3:.S3]&gt;[.$BG3:.$BG3])" office:value-type="float"/>
          <table:table-cell table:number-matrix-columns-spanned="1" table:number-matrix-rows-spanned="1" table:formula="of:=SUM([.T3:.T3]&gt;[.$BH3:.$BH3])" office:value-type="float"/>
          <table:table-cell table:number-matrix-columns-spanned="1" table:number-matrix-rows-spanned="1" table:formula="of:=SUM([.U3:.U3]&gt;[.$BI3:.$BI3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]=[.$BJ3:.$BJ3])" office:value-type="float"/>
          <table:table-cell table:number-matrix-columns-spanned="1" table:number-matrix-rows-spanned="1" table:formula="of:=SUM([.C3:.C3]=[.$BK3:.$BK3])" office:value-type="float"/>
          <table:table-cell table:number-matrix-columns-spanned="1" table:number-matrix-rows-spanned="1" table:formula="of:=SUM([.D3:.D3]=[.$BL3:.$BL3])" office:value-type="float"/>
          <table:table-cell table:number-matrix-columns-spanned="1" table:number-matrix-rows-spanned="1" table:formula="of:=SUM([.E3:.E3]=[.$BM3:.$BM3])" office:value-type="float"/>
          <table:table-cell table:number-matrix-columns-spanned="1" table:number-matrix-rows-spanned="1" table:formula="of:=SUM([.F3:.F3]=[.$BN3:.$BN3])" office:value-type="float"/>
          <table:table-cell table:number-matrix-columns-spanned="1" table:number-matrix-rows-spanned="1" table:formula="of:=SUM([.G3:.G3]=[.$BO3:.$BO3])" office:value-type="float"/>
          <table:table-cell table:number-matrix-columns-spanned="1" table:number-matrix-rows-spanned="1" table:formula="of:=SUM([.H3:.H3]=[.$BP3:.$BP3])" office:value-type="float"/>
          <table:table-cell table:number-matrix-columns-spanned="1" table:number-matrix-rows-spanned="1" table:formula="of:=SUM([.I3:.I3]=[.$BQ3:.$BQ3])" office:value-type="float"/>
          <table:table-cell table:number-matrix-columns-spanned="1" table:number-matrix-rows-spanned="1" table:formula="of:=SUM([.J3:.J3]=[.$BR3:.$BR3])" office:value-type="float"/>
          <table:table-cell table:number-matrix-columns-spanned="1" table:number-matrix-rows-spanned="1" table:formula="of:=SUM([.K3:.K3]=[.$BS3:.$BS3])" office:value-type="float"/>
          <table:table-cell table:number-matrix-columns-spanned="1" table:number-matrix-rows-spanned="1" table:formula="of:=SUM([.L3:.L3]=[.$BT3:.$BT3])" office:value-type="float"/>
          <table:table-cell table:number-matrix-columns-spanned="1" table:number-matrix-rows-spanned="1" table:formula="of:=SUM([.M3:.M3]=[.$BU3:.$BU3])" office:value-type="float"/>
          <table:table-cell table:number-matrix-columns-spanned="1" table:number-matrix-rows-spanned="1" table:formula="of:=SUM([.N3:.N3]=[.$BV3:.$BV3])" office:value-type="float"/>
          <table:table-cell table:number-matrix-columns-spanned="1" table:number-matrix-rows-spanned="1" table:formula="of:=SUM([.O3:.O3]=[.$BW3:.$BW3])" office:value-type="float"/>
          <table:table-cell table:number-matrix-columns-spanned="1" table:number-matrix-rows-spanned="1" table:formula="of:=SUM([.P3:.P3]=[.$BX3:.$BX3])" office:value-type="float"/>
          <table:table-cell table:number-matrix-columns-spanned="1" table:number-matrix-rows-spanned="1" table:formula="of:=SUM([.Q3:.Q3]=[.$BY3:.$BY3])" office:value-type="float"/>
          <table:table-cell table:number-matrix-columns-spanned="1" table:number-matrix-rows-spanned="1" table:formula="of:=SUM([.R3:.R3]=[.$BZ3:.$BZ3])" office:value-type="float"/>
          <table:table-cell table:number-matrix-columns-spanned="1" table:number-matrix-rows-spanned="1" table:formula="of:=SUM([.S3:.S3]=[.$CA3:.$CA3])" office:value-type="float"/>
          <table:table-cell table:number-matrix-columns-spanned="1" table:number-matrix-rows-spanned="1" table:formula="of:=SUM([.T3:.T3]=[.$CB3:.$CB3])" office:value-type="float"/>
          <table:table-cell table:number-matrix-columns-spanned="1" table:number-matrix-rows-spanned="1" table:formula="of:=SUM([.U3:.U3]=[.$CC3:.$CC3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